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8.54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40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98cm"/>
    </style:style>
    <style:style style:name="co9" style:family="table-column">
      <style:table-column-properties fo:break-before="auto" style:column-width="6.807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8.308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9.176cm"/>
    </style:style>
    <style:style style:name="co14" style:family="table-column">
      <style:table-column-properties fo:break-before="auto" style:column-width="4.008cm"/>
    </style:style>
    <style:style style:name="co15" style:family="table-column">
      <style:table-column-properties fo:break-before="auto" style:column-width="9.557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10.9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ntl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antlr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401">
            <text:p>22401</text:p>
          </table:table-cell>
          <table:table-cell office:value-type="string">
            <text:p>antlr.collections.impl.BitSet.degree:125(1)</text:p>
          </table:table-cell>
          <table:table-cell office:value-type="float" office:value="10186">
            <text:p>10186</text:p>
          </table:table-cell>
          <table:table-cell office:value-type="float" office:value="396986">
            <text:p>396986</text:p>
          </table:table-cell>
          <table:table-cell/>
          <table:table-cell table:formula="of:=[.F2]/1000" office:value-type="float" office:value="396.986">
            <text:p>396,99</text:p>
          </table:table-cell>
          <table:table-cell table:formula="of:=AVERAGE([.H$2:.H2])" office:value-type="float" office:value="396.986">
            <text:p>396,9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73094">
            <text:p>73094</text:p>
          </table:table-cell>
          <table:table-cell office:value-type="string">
            <text:p>antlr.collections.impl.BitSet.orInPlace:273(1)</text:p>
          </table:table-cell>
          <table:table-cell office:value-type="float" office:value="12159">
            <text:p>12159</text:p>
          </table:table-cell>
          <table:table-cell office:value-type="float" office:value="474000">
            <text:p>474000</text:p>
          </table:table-cell>
          <table:table-cell/>
          <table:table-cell table:formula="of:=[.F3]/1000" office:value-type="float" office:value="474">
            <text:p>474</text:p>
          </table:table-cell>
          <table:table-cell table:formula="of:=AVERAGE([.H$2:.H3])" office:value-type="float" office:value="435.493">
            <text:p>435,4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53586">
            <text:p>53586</text:p>
          </table:table-cell>
          <table:table-cell office:value-type="string">
            <text:p>antlr.collections.impl.BitSet.toArray:329(1)</text:p>
          </table:table-cell>
          <table:table-cell office:value-type="float" office:value="10185">
            <text:p>10185</text:p>
          </table:table-cell>
          <table:table-cell office:value-type="float" office:value="431693">
            <text:p>431693</text:p>
          </table:table-cell>
          <table:table-cell/>
          <table:table-cell table:formula="of:=[.F4]/1000" office:value-type="float" office:value="431.693">
            <text:p>431,69</text:p>
          </table:table-cell>
          <table:table-cell table:formula="of:=AVERAGE([.H$2:.H4])" office:value-type="float" office:value="434.226333333333">
            <text:p>434,23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77">
            <text:p>1777</text:p>
          </table:table-cell>
          <table:table-cell office:value-type="string">
            <text:p>java.nio.ByteBuffer.arrayOffset:969(1)</text:p>
          </table:table-cell>
          <table:table-cell office:value-type="float" office:value="3669">
            <text:p>3669</text:p>
          </table:table-cell>
          <table:table-cell office:value-type="float" office:value="281903">
            <text:p>281903</text:p>
          </table:table-cell>
          <table:table-cell/>
          <table:table-cell table:formula="of:=[.F5]/1000" office:value-type="float" office:value="281.903">
            <text:p>281,9</text:p>
          </table:table-cell>
          <table:table-cell table:formula="of:=AVERAGE([.H$2:.H5])" office:value-type="float" office:value="396.1455">
            <text:p>396,15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44464">
            <text:p>244464</text:p>
          </table:table-cell>
          <table:table-cell office:value-type="string">
            <text:p>antlr.CharScanner.LA:166(1)</text:p>
          </table:table-cell>
          <table:table-cell office:value-type="float" office:value="9975">
            <text:p>9975</text:p>
          </table:table-cell>
          <table:table-cell office:value-type="float" office:value="442340">
            <text:p>442340</text:p>
          </table:table-cell>
          <table:table-cell/>
          <table:table-cell table:formula="of:=[.F6]/1000" office:value-type="float" office:value="442.34">
            <text:p>442,34</text:p>
          </table:table-cell>
          <table:table-cell table:formula="of:=AVERAGE([.H$2:.H6])" office:value-type="float" office:value="405.3844">
            <text:p>405,3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11077">
            <text:p>211077</text:p>
          </table:table-cell>
          <table:table-cell office:value-type="string">
            <text:p>antlr.LLkParser.LA:52(1)</text:p>
          </table:table-cell>
          <table:table-cell office:value-type="float" office:value="8449">
            <text:p>8449</text:p>
          </table:table-cell>
          <table:table-cell office:value-type="float" office:value="310714">
            <text:p>310714</text:p>
          </table:table-cell>
          <table:table-cell/>
          <table:table-cell table:formula="of:=[.F7]/1000" office:value-type="float" office:value="310.714">
            <text:p>310,71</text:p>
          </table:table-cell>
          <table:table-cell table:formula="of:=AVERAGE([.H$2:.H7])" office:value-type="float" office:value="389.606">
            <text:p>389,61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9810">
            <text:p>229810</text:p>
          </table:table-cell>
          <table:table-cell office:value-type="string">
            <text:p>antlr.InputBuffer.LA:87(1)</text:p>
          </table:table-cell>
          <table:table-cell office:value-type="float" office:value="9975">
            <text:p>9975</text:p>
          </table:table-cell>
          <table:table-cell office:value-type="float" office:value="437014">
            <text:p>437014</text:p>
          </table:table-cell>
          <table:table-cell/>
          <table:table-cell table:formula="of:=[.F8]/1000" office:value-type="float" office:value="437.014">
            <text:p>437,01</text:p>
          </table:table-cell>
          <table:table-cell table:formula="of:=AVERAGE([.H$2:.H8])" office:value-type="float" office:value="396.378571428571">
            <text:p>396,3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3377">
            <text:p>173377</text:p>
          </table:table-cell>
          <table:table-cell office:value-type="string">
            <text:p>sun.nio.cs.SingleByteEncoder.encodeArrayLoop:87(1)</text:p>
          </table:table-cell>
          <table:table-cell office:value-type="float" office:value="3646">
            <text:p>3646</text:p>
          </table:table-cell>
          <table:table-cell office:value-type="float" office:value="286810">
            <text:p>286810</text:p>
          </table:table-cell>
          <table:table-cell/>
          <table:table-cell table:formula="of:=[.F9]/1000" office:value-type="float" office:value="286.81">
            <text:p>286,81</text:p>
          </table:table-cell>
          <table:table-cell table:formula="of:=AVERAGE([.H$2:.H9])" office:value-type="float" office:value="382.6825">
            <text:p>382,6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45329">
            <text:p>145329</text:p>
          </table:table-cell>
          <table:table-cell office:value-type="string">
            <text:p>antlr.collections.impl.BitSet.degree:125(1)</text:p>
          </table:table-cell>
          <table:table-cell office:value-type="float" office:value="10186">
            <text:p>10186</text:p>
          </table:table-cell>
          <table:table-cell office:value-type="float" office:value="439730">
            <text:p>439730</text:p>
          </table:table-cell>
          <table:table-cell/>
          <table:table-cell table:formula="of:=[.F10]/1000" office:value-type="float" office:value="439.73">
            <text:p>439,73</text:p>
          </table:table-cell>
          <table:table-cell table:formula="of:=AVERAGE([.H$2:.H10])" office:value-type="float" office:value="389.021111111111">
            <text:p>389,02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2196">
            <text:p>172196</text:p>
          </table:table-cell>
          <table:table-cell office:value-type="string">
            <text:p>antlr.collections.impl.Vector.size:119(1)</text:p>
          </table:table-cell>
          <table:table-cell office:value-type="float" office:value="9271">
            <text:p>9271</text:p>
          </table:table-cell>
          <table:table-cell office:value-type="float" office:value="356392">
            <text:p>356392</text:p>
          </table:table-cell>
          <table:table-cell/>
          <table:table-cell table:formula="of:=[.F11]/1000" office:value-type="float" office:value="356.392">
            <text:p>356,39</text:p>
          </table:table-cell>
          <table:table-cell table:formula="of:=AVERAGE([.H$2:.H11])" office:value-type="float" office:value="385.7582">
            <text:p>385,7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9843">
            <text:p>29843</text:p>
          </table:table-cell>
          <table:table-cell office:value-type="string">
            <text:p>antlr.collections.impl.BitSet.wordNumber:481(1)</text:p>
          </table:table-cell>
          <table:table-cell office:value-type="float" office:value="10187">
            <text:p>10187</text:p>
          </table:table-cell>
          <table:table-cell office:value-type="float" office:value="451207">
            <text:p>451207</text:p>
          </table:table-cell>
          <table:table-cell/>
          <table:table-cell table:formula="of:=[.F12]/1000" office:value-type="float" office:value="451.207">
            <text:p>451,21</text:p>
          </table:table-cell>
          <table:table-cell table:formula="of:=AVERAGE([.H$2:.H12])" office:value-type="float" office:value="391.708090909091">
            <text:p>391,71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00194">
            <text:p>200194</text:p>
          </table:table-cell>
          <table:table-cell office:value-type="string">
            <text:p>antlr.TokenQueue.elementAt:54(1)</text:p>
          </table:table-cell>
          <table:table-cell office:value-type="float" office:value="8449">
            <text:p>8449</text:p>
          </table:table-cell>
          <table:table-cell office:value-type="float" office:value="317796">
            <text:p>317796</text:p>
          </table:table-cell>
          <table:table-cell/>
          <table:table-cell table:formula="of:=[.F13]/1000" office:value-type="float" office:value="317.796">
            <text:p>317,8</text:p>
          </table:table-cell>
          <table:table-cell table:formula="of:=AVERAGE([.H$2:.H13])" office:value-type="float" office:value="385.54875">
            <text:p>385,55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80895">
            <text:p>180895</text:p>
          </table:table-cell>
          <table:table-cell office:value-type="string">
            <text:p>java.nio.charset.CoderResult.isUnderflow:103(1)</text:p>
          </table:table-cell>
          <table:table-cell office:value-type="float" office:value="3663">
            <text:p>3663</text:p>
          </table:table-cell>
          <table:table-cell office:value-type="float" office:value="285562">
            <text:p>285562</text:p>
          </table:table-cell>
          <table:table-cell/>
          <table:table-cell table:formula="of:=[.F14]/1000" office:value-type="float" office:value="285.562">
            <text:p>285,56</text:p>
          </table:table-cell>
          <table:table-cell table:formula="of:=AVERAGE([.H$2:.H14])" office:value-type="float" office:value="377.857461538461">
            <text:p>377,8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31473">
            <text:p>131473</text:p>
          </table:table-cell>
          <table:table-cell office:value-type="string">
            <text:p>antlr.collections.impl.BitSet.bitMask:89(1)</text:p>
          </table:table-cell>
          <table:table-cell office:value-type="float" office:value="10188">
            <text:p>10188</text:p>
          </table:table-cell>
          <table:table-cell office:value-type="float" office:value="453876">
            <text:p>453876</text:p>
          </table:table-cell>
          <table:table-cell/>
          <table:table-cell table:formula="of:=[.F15]/1000" office:value-type="float" office:value="453.876">
            <text:p>453,88</text:p>
          </table:table-cell>
          <table:table-cell table:formula="of:=AVERAGE([.H$2:.H15])" office:value-type="float" office:value="383.287357142857">
            <text:p>383,2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55462">
            <text:p>155462</text:p>
          </table:table-cell>
          <table:table-cell office:value-type="string">
            <text:p>sun.nio.cs.SingleByteEncoder.encodeArrayLoop:78(1)</text:p>
          </table:table-cell>
          <table:table-cell office:value-type="float" office:value="3643">
            <text:p>3643</text:p>
          </table:table-cell>
          <table:table-cell office:value-type="float" office:value="279360">
            <text:p>279360</text:p>
          </table:table-cell>
          <table:table-cell/>
          <table:table-cell table:formula="of:=[.F16]/1000" office:value-type="float" office:value="279.36">
            <text:p>279,36</text:p>
          </table:table-cell>
          <table:table-cell table:formula="of:=AVERAGE([.H$2:.H16])" office:value-type="float" office:value="376.358866666667">
            <text:p>376,3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50149">
            <text:p>50149</text:p>
          </table:table-cell>
          <table:table-cell office:value-type="string">
            <text:p>antlr.CodeGenerator.elementsAreRange:207(1)</text:p>
          </table:table-cell>
          <table:table-cell office:value-type="float" office:value="10293">
            <text:p>10293</text:p>
          </table:table-cell>
          <table:table-cell office:value-type="float" office:value="462224">
            <text:p>462224</text:p>
          </table:table-cell>
          <table:table-cell/>
          <table:table-cell table:formula="of:=[.F17]/1000" office:value-type="float" office:value="462.224">
            <text:p>462,22</text:p>
          </table:table-cell>
          <table:table-cell table:formula="of:=AVERAGE([.H$2:.H17])" office:value-type="float" office:value="381.7254375">
            <text:p>381,73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64619">
            <text:p>164619</text:p>
          </table:table-cell>
          <table:table-cell office:value-type="string">
            <text:p>sun.nio.cs.SingleByteEncoder.encodeArrayLoop:87(1)</text:p>
          </table:table-cell>
          <table:table-cell office:value-type="float" office:value="3646">
            <text:p>3646</text:p>
          </table:table-cell>
          <table:table-cell office:value-type="float" office:value="295750">
            <text:p>295750</text:p>
          </table:table-cell>
          <table:table-cell/>
          <table:table-cell table:formula="of:=[.F18]/1000" office:value-type="float" office:value="295.75">
            <text:p>295,75</text:p>
          </table:table-cell>
          <table:table-cell table:formula="of:=AVERAGE([.H$2:.H18])" office:value-type="float" office:value="376.668058823529">
            <text:p>376,67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5457">
            <text:p>225457</text:p>
          </table:table-cell>
          <table:table-cell office:value-type="string">
            <text:p>antlr.CharScanner.LA:165(1)</text:p>
          </table:table-cell>
          <table:table-cell office:value-type="float" office:value="9975">
            <text:p>9975</text:p>
          </table:table-cell>
          <table:table-cell office:value-type="float" office:value="444962">
            <text:p>444962</text:p>
          </table:table-cell>
          <table:table-cell/>
          <table:table-cell table:formula="of:=[.F19]/1000" office:value-type="float" office:value="444.962">
            <text:p>444,96</text:p>
          </table:table-cell>
          <table:table-cell table:formula="of:=AVERAGE([.H$2:.H19])" office:value-type="float" office:value="380.462166666667">
            <text:p>380,4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07576">
            <text:p>107576</text:p>
          </table:table-cell>
          <table:table-cell office:value-type="string">
            <text:p>antlr.CodeGenerator.elementsAreRange:206(1)</text:p>
          </table:table-cell>
          <table:table-cell office:value-type="float" office:value="10293">
            <text:p>10293</text:p>
          </table:table-cell>
          <table:table-cell office:value-type="float" office:value="467447">
            <text:p>467447</text:p>
          </table:table-cell>
          <table:table-cell/>
          <table:table-cell table:formula="of:=[.F20]/1000" office:value-type="float" office:value="467.447">
            <text:p>467,45</text:p>
          </table:table-cell>
          <table:table-cell table:formula="of:=AVERAGE([.H$2:.H20])" office:value-type="float" office:value="385.040315789474">
            <text:p>385,04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92485">
            <text:p>192485</text:p>
          </table:table-cell>
          <table:table-cell office:value-type="string">
            <text:p>sun.nio.cs.SingleByteEncoder.encodeArrayLoop:86(1)</text:p>
          </table:table-cell>
          <table:table-cell office:value-type="float" office:value="3643">
            <text:p>3643</text:p>
          </table:table-cell>
          <table:table-cell office:value-type="float" office:value="297065">
            <text:p>297065</text:p>
          </table:table-cell>
          <table:table-cell/>
          <table:table-cell table:formula="of:=[.F21]/1000" office:value-type="float" office:value="297.065">
            <text:p>297,07</text:p>
          </table:table-cell>
          <table:table-cell table:formula="of:=AVERAGE([.H$2:.H21])" office:value-type="float" office:value="380.64155">
            <text:p>380,64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36889">
            <text:p>36889</text:p>
          </table:table-cell>
          <table:table-cell office:value-type="string">
            <text:p>antlr.collections.impl.BitSet.toArray:329(1)</text:p>
          </table:table-cell>
          <table:table-cell office:value-type="float" office:value="10185">
            <text:p>10185</text:p>
          </table:table-cell>
          <table:table-cell office:value-type="float" office:value="460023">
            <text:p>460023</text:p>
          </table:table-cell>
          <table:table-cell/>
          <table:table-cell table:formula="of:=[.F22]/1000" office:value-type="float" office:value="460.023">
            <text:p>460,02</text:p>
          </table:table-cell>
          <table:table-cell table:formula="of:=AVERAGE([.H$2:.H22])" office:value-type="float" office:value="384.421619047619">
            <text:p>384,4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366.947909090909">
            <text:p>366,9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50.993652173913">
            <text:p>350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336.368916666667">
            <text:p>336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322.91416">
            <text:p>322,9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310.494384615385">
            <text:p>310,4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98.994592592593">
            <text:p>298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88.316214285714">
            <text:p>288,3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78.374275862069">
            <text:p>278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69.095133333333">
            <text:p>269,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60.41464516129">
            <text:p>260,4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52.2766875">
            <text:p>252,2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44.631939393939">
            <text:p>244,6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37.436882352941">
            <text:p>237,44</text:p>
          </table:table-cell>
        </table:table-row>
      </table:table>
      <table:table table:name="bloat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bloat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36933">
            <text:p>136933</text:p>
          </table:table-cell>
          <table:table-cell office:value-type="string">
            <text:p>java.util.HashMap.put:384(1)</text:p>
          </table:table-cell>
          <table:table-cell office:value-type="float" office:value="22202">
            <text:p>22202</text:p>
          </table:table-cell>
          <table:table-cell office:value-type="float" office:value="790364">
            <text:p>790364</text:p>
          </table:table-cell>
          <table:table-cell/>
          <table:table-cell table:formula="of:=[.F2]/1000" office:value-type="float" office:value="790.364">
            <text:p>790,36</text:p>
          </table:table-cell>
          <table:table-cell table:formula="of:=AVERAGE([.H$2:.H2])" office:value-type="float" office:value="790.364">
            <text:p>790,3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6219">
            <text:p>6219</text:p>
          </table:table-cell>
          <table:table-cell office:value-type="string">
            <text:p>java.util.LinkedList.entry:372(1)</text:p>
          </table:table-cell>
          <table:table-cell office:value-type="float" office:value="11528">
            <text:p>11528</text:p>
          </table:table-cell>
          <table:table-cell office:value-type="float" office:value="581689">
            <text:p>581689</text:p>
          </table:table-cell>
          <table:table-cell/>
          <table:table-cell table:formula="of:=[.F3]/1000" office:value-type="float" office:value="581.689">
            <text:p>581,69</text:p>
          </table:table-cell>
          <table:table-cell table:formula="of:=AVERAGE([.H$2:.H3])" office:value-type="float" office:value="686.0265">
            <text:p>686,03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49279">
            <text:p>249279</text:p>
          </table:table-cell>
          <table:table-cell office:value-type="string">
            <text:p>java.util.AbstractMap.containsValue:101(1)</text:p>
          </table:table-cell>
          <table:table-cell office:value-type="float" office:value="11400">
            <text:p>11400</text:p>
          </table:table-cell>
          <table:table-cell office:value-type="float" office:value="579391">
            <text:p>579391</text:p>
          </table:table-cell>
          <table:table-cell/>
          <table:table-cell table:formula="of:=[.F4]/1000" office:value-type="float" office:value="579.391">
            <text:p>579,39</text:p>
          </table:table-cell>
          <table:table-cell table:formula="of:=AVERAGE([.H$2:.H4])" office:value-type="float" office:value="650.481333333333">
            <text:p>650,48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70359">
            <text:p>170359</text:p>
          </table:table-cell>
          <table:table-cell office:value-type="string">
            <text:p>java.lang.Integer.getChars:334(1)</text:p>
          </table:table-cell>
          <table:table-cell office:value-type="float" office:value="11383">
            <text:p>11383</text:p>
          </table:table-cell>
          <table:table-cell office:value-type="float" office:value="577184">
            <text:p>577184</text:p>
          </table:table-cell>
          <table:table-cell/>
          <table:table-cell table:formula="of:=[.F5]/1000" office:value-type="float" office:value="577.184">
            <text:p>577,18</text:p>
          </table:table-cell>
          <table:table-cell table:formula="of:=AVERAGE([.H$2:.H5])" office:value-type="float" office:value="632.157">
            <text:p>632,1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24867">
            <text:p>124867</text:p>
          </table:table-cell>
          <table:table-cell office:value-type="string">
            <text:p>java.io.PrintWriter.write:429(1)</text:p>
          </table:table-cell>
          <table:table-cell office:value-type="float" office:value="11434">
            <text:p>11434</text:p>
          </table:table-cell>
          <table:table-cell office:value-type="float" office:value="570446">
            <text:p>570446</text:p>
          </table:table-cell>
          <table:table-cell/>
          <table:table-cell table:formula="of:=[.F6]/1000" office:value-type="float" office:value="570.446">
            <text:p>570,45</text:p>
          </table:table-cell>
          <table:table-cell table:formula="of:=AVERAGE([.H$2:.H6])" office:value-type="float" office:value="619.8148">
            <text:p>619,8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62969">
            <text:p>62969</text:p>
          </table:table-cell>
          <table:table-cell office:value-type="string">
            <text:p>EDU.purdue.cs.bloat.ssa.SSAGraph$3.&lt;init&gt;:310(1)</text:p>
          </table:table-cell>
          <table:table-cell office:value-type="float" office:value="11329">
            <text:p>11329</text:p>
          </table:table-cell>
          <table:table-cell office:value-type="float" office:value="596687">
            <text:p>596687</text:p>
          </table:table-cell>
          <table:table-cell/>
          <table:table-cell table:formula="of:=[.F7]/1000" office:value-type="float" office:value="596.687">
            <text:p>596,69</text:p>
          </table:table-cell>
          <table:table-cell table:formula="of:=AVERAGE([.H$2:.H7])" office:value-type="float" office:value="615.960166666667">
            <text:p>615,9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88200">
            <text:p>88200</text:p>
          </table:table-cell>
          <table:table-cell office:value-type="string">
            <text:p>java.lang.Integer.getChars:331(1)</text:p>
          </table:table-cell>
          <table:table-cell office:value-type="float" office:value="22248">
            <text:p>22248</text:p>
          </table:table-cell>
          <table:table-cell office:value-type="float" office:value="847979">
            <text:p>847979</text:p>
          </table:table-cell>
          <table:table-cell/>
          <table:table-cell table:formula="of:=[.F8]/1000" office:value-type="float" office:value="847.979">
            <text:p>847,98</text:p>
          </table:table-cell>
          <table:table-cell table:formula="of:=AVERAGE([.H$2:.H8])" office:value-type="float" office:value="649.105714285714">
            <text:p>649,1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6632">
            <text:p>16632</text:p>
          </table:table-cell>
          <table:table-cell office:value-type="string">
            <text:p>EDU.purdue.cs.bloat.util.Graph$NodeMap.access$000:506(1)</text:p>
          </table:table-cell>
          <table:table-cell office:value-type="float" office:value="5302">
            <text:p>5302</text:p>
          </table:table-cell>
          <table:table-cell office:value-type="float" office:value="549121">
            <text:p>549121</text:p>
          </table:table-cell>
          <table:table-cell/>
          <table:table-cell table:formula="of:=[.F9]/1000" office:value-type="float" office:value="549.121">
            <text:p>549,12</text:p>
          </table:table-cell>
          <table:table-cell table:formula="of:=AVERAGE([.H$2:.H9])" office:value-type="float" office:value="636.607625">
            <text:p>636,6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24779">
            <text:p>224779</text:p>
          </table:table-cell>
          <table:table-cell office:value-type="string">
            <text:p>sun.security.action.GetPropertyAction.run:67(1)</text:p>
          </table:table-cell>
          <table:table-cell office:value-type="float" office:value="11388">
            <text:p>11388</text:p>
          </table:table-cell>
          <table:table-cell office:value-type="float" office:value="583665">
            <text:p>583665</text:p>
          </table:table-cell>
          <table:table-cell/>
          <table:table-cell table:formula="of:=[.F10]/1000" office:value-type="float" office:value="583.665">
            <text:p>583,67</text:p>
          </table:table-cell>
          <table:table-cell table:formula="of:=AVERAGE([.H$2:.H10])" office:value-type="float" office:value="630.725111111111">
            <text:p>630,73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76968">
            <text:p>76968</text:p>
          </table:table-cell>
          <table:table-cell office:value-type="string">
            <text:p>java.util.LinkedList.addAll:278(1)</text:p>
          </table:table-cell>
          <table:table-cell office:value-type="float" office:value="11355">
            <text:p>11355</text:p>
          </table:table-cell>
          <table:table-cell office:value-type="float" office:value="585119">
            <text:p>585119</text:p>
          </table:table-cell>
          <table:table-cell/>
          <table:table-cell table:formula="of:=[.F11]/1000" office:value-type="float" office:value="585.119">
            <text:p>585,12</text:p>
          </table:table-cell>
          <table:table-cell table:formula="of:=AVERAGE([.H$2:.H11])" office:value-type="float" office:value="626.1645">
            <text:p>626,1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54578">
            <text:p>254578</text:p>
          </table:table-cell>
          <table:table-cell office:value-type="string">
            <text:p>java.lang.AbstractStringBuilder.append:598(1)</text:p>
          </table:table-cell>
          <table:table-cell office:value-type="float" office:value="22290">
            <text:p>22290</text:p>
          </table:table-cell>
          <table:table-cell office:value-type="float" office:value="844068">
            <text:p>844068</text:p>
          </table:table-cell>
          <table:table-cell/>
          <table:table-cell table:formula="of:=[.F12]/1000" office:value-type="float" office:value="844.068">
            <text:p>844,07</text:p>
          </table:table-cell>
          <table:table-cell table:formula="of:=AVERAGE([.H$2:.H12])" office:value-type="float" office:value="645.973909090909">
            <text:p>645,9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592.14275">
            <text:p>592,1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546.593307692308">
            <text:p>546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507.550928571429">
            <text:p>507,5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473.7142">
            <text:p>473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444.1070625">
            <text:p>444,1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417.983117647059">
            <text:p>417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94.761833333333">
            <text:p>394,7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373.984894736842">
            <text:p>373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355.28565">
            <text:p>355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338.367285714286">
            <text:p>338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322.986954545455">
            <text:p>322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08.944043478261">
            <text:p>308,9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96.071375">
            <text:p>296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84.22852">
            <text:p>284,2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73.296653846154">
            <text:p>273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63.174555555556">
            <text:p>263,1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53.775464285714">
            <text:p>253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45.024586206897">
            <text:p>245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36.8571">
            <text:p>236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29.216548387097">
            <text:p>229,2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22.05353125">
            <text:p>222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15.324636363636">
            <text:p>215,3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08.991558823529">
            <text:p>208,99</text:p>
          </table:table-cell>
        </table:table-row>
      </table:table>
      <table:table table:name="fop" table:style-name="ta1" table:print="false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fop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53059">
            <text:p>53059</text:p>
          </table:table-cell>
          <table:table-cell office:value-type="string">
            <text:p>java.util.HashMap.get:308(1)</text:p>
          </table:table-cell>
          <table:table-cell office:value-type="float" office:value="10011">
            <text:p>10011</text:p>
          </table:table-cell>
          <table:table-cell office:value-type="float" office:value="272537">
            <text:p>272537</text:p>
          </table:table-cell>
          <table:table-cell/>
          <table:table-cell table:formula="of:=[.F2]/1000" office:value-type="float" office:value="272.537">
            <text:p>272,54</text:p>
          </table:table-cell>
          <table:table-cell table:formula="of:=AVERAGE([.H$2:.H2])" office:value-type="float" office:value="272.537">
            <text:p>272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2907">
            <text:p>62907</text:p>
          </table:table-cell>
          <table:table-cell office:value-type="string">
            <text:p>java.util.HashMap.get:300(1)</text:p>
          </table:table-cell>
          <table:table-cell office:value-type="float" office:value="3267">
            <text:p>3267</text:p>
          </table:table-cell>
          <table:table-cell office:value-type="float" office:value="154371">
            <text:p>154371</text:p>
          </table:table-cell>
          <table:table-cell/>
          <table:table-cell table:formula="of:=[.F3]/1000" office:value-type="float" office:value="154.371">
            <text:p>154,37</text:p>
          </table:table-cell>
          <table:table-cell table:formula="of:=AVERAGE([.H$2:.H3])" office:value-type="float" office:value="213.454">
            <text:p>213,45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0464">
            <text:p>30464</text:p>
          </table:table-cell>
          <table:table-cell office:value-type="string">
            <text:p>java.nio.Buffer.&lt;init&gt;:176(1)</text:p>
          </table:table-cell>
          <table:table-cell office:value-type="float" office:value="3484">
            <text:p>3484</text:p>
          </table:table-cell>
          <table:table-cell office:value-type="float" office:value="169687">
            <text:p>169687</text:p>
          </table:table-cell>
          <table:table-cell/>
          <table:table-cell table:formula="of:=[.F4]/1000" office:value-type="float" office:value="169.687">
            <text:p>169,69</text:p>
          </table:table-cell>
          <table:table-cell table:formula="of:=AVERAGE([.H$2:.H4])" office:value-type="float" office:value="198.865">
            <text:p>198,8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583">
            <text:p>2583</text:p>
          </table:table-cell>
          <table:table-cell office:value-type="string">
            <text:p>org.apache.fop.datatypes.Length.mvalue:67(1)</text:p>
          </table:table-cell>
          <table:table-cell office:value-type="float" office:value="17168">
            <text:p>17168</text:p>
          </table:table-cell>
          <table:table-cell office:value-type="float" office:value="420892">
            <text:p>420892</text:p>
          </table:table-cell>
          <table:table-cell/>
          <table:table-cell table:formula="of:=[.F5]/1000" office:value-type="float" office:value="420.892">
            <text:p>420,89</text:p>
          </table:table-cell>
          <table:table-cell table:formula="of:=AVERAGE([.H$2:.H5])" office:value-type="float" office:value="254.37175">
            <text:p>254,3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58173">
            <text:p>58173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4383">
            <text:p>164383</text:p>
          </table:table-cell>
          <table:table-cell/>
          <table:table-cell table:formula="of:=[.F6]/1000" office:value-type="float" office:value="164.383">
            <text:p>164,38</text:p>
          </table:table-cell>
          <table:table-cell table:formula="of:=AVERAGE([.H$2:.H6])" office:value-type="float" office:value="236.374">
            <text:p>236,3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3988">
            <text:p>113988</text:p>
          </table:table-cell>
          <table:table-cell office:value-type="string">
            <text:p>java.util.HashMap.clear:615(1)</text:p>
          </table:table-cell>
          <table:table-cell office:value-type="float" office:value="2748">
            <text:p>2748</text:p>
          </table:table-cell>
          <table:table-cell office:value-type="float" office:value="155511">
            <text:p>155511</text:p>
          </table:table-cell>
          <table:table-cell/>
          <table:table-cell table:formula="of:=[.F7]/1000" office:value-type="float" office:value="155.511">
            <text:p>155,51</text:p>
          </table:table-cell>
          <table:table-cell table:formula="of:=AVERAGE([.H$2:.H7])" office:value-type="float" office:value="222.896833333333">
            <text:p>222,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8300">
            <text:p>18300</text:p>
          </table:table-cell>
          <table:table-cell office:value-type="string">
            <text:p>org.apache.fop.pdf.ASCII85Filter.convertWord:166(1)</text:p>
          </table:table-cell>
          <table:table-cell office:value-type="float" office:value="19516">
            <text:p>19516</text:p>
          </table:table-cell>
          <table:table-cell office:value-type="float" office:value="428711">
            <text:p>428711</text:p>
          </table:table-cell>
          <table:table-cell/>
          <table:table-cell table:formula="of:=[.F8]/1000" office:value-type="float" office:value="428.711">
            <text:p>428,71</text:p>
          </table:table-cell>
          <table:table-cell table:formula="of:=AVERAGE([.H$2:.H8])" office:value-type="float" office:value="252.298857142857">
            <text:p>252,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3160">
            <text:p>33160</text:p>
          </table:table-cell>
          <table:table-cell office:value-type="string">
            <text:p>java.util.HashMap.hash:252(1)</text:p>
          </table:table-cell>
          <table:table-cell office:value-type="float" office:value="3276">
            <text:p>3276</text:p>
          </table:table-cell>
          <table:table-cell office:value-type="float" office:value="165020">
            <text:p>165020</text:p>
          </table:table-cell>
          <table:table-cell/>
          <table:table-cell table:formula="of:=[.F9]/1000" office:value-type="float" office:value="165.02">
            <text:p>165,02</text:p>
          </table:table-cell>
          <table:table-cell table:formula="of:=AVERAGE([.H$2:.H9])" office:value-type="float" office:value="241.389">
            <text:p>241,3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06242">
            <text:p>106242</text:p>
          </table:table-cell>
          <table:table-cell office:value-type="string">
            <text:p>java.io.Win32FileSystem.normalize:170(1)</text:p>
          </table:table-cell>
          <table:table-cell office:value-type="float" office:value="3086">
            <text:p>3086</text:p>
          </table:table-cell>
          <table:table-cell office:value-type="float" office:value="152339">
            <text:p>152339</text:p>
          </table:table-cell>
          <table:table-cell/>
          <table:table-cell table:formula="of:=[.F10]/1000" office:value-type="float" office:value="152.339">
            <text:p>152,34</text:p>
          </table:table-cell>
          <table:table-cell table:formula="of:=AVERAGE([.H$2:.H10])" office:value-type="float" office:value="231.494555555556">
            <text:p>231,4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9829">
            <text:p>9829</text:p>
          </table:table-cell>
          <table:table-cell office:value-type="string">
            <text:p>sun.misc.FloatingDecimal.countBits:95(1)</text:p>
          </table:table-cell>
          <table:table-cell office:value-type="float" office:value="19418">
            <text:p>19418</text:p>
          </table:table-cell>
          <table:table-cell office:value-type="float" office:value="441996">
            <text:p>441996</text:p>
          </table:table-cell>
          <table:table-cell/>
          <table:table-cell table:formula="of:=[.F11]/1000" office:value-type="float" office:value="441.996">
            <text:p>442</text:p>
          </table:table-cell>
          <table:table-cell table:formula="of:=AVERAGE([.H$2:.H11])" office:value-type="float" office:value="252.5447">
            <text:p>252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2469">
            <text:p>82469</text:p>
          </table:table-cell>
          <table:table-cell office:value-type="string">
            <text:p>org.apache.xerces.impl.io.UTF8Reader.read:-1(1)</text:p>
          </table:table-cell>
          <table:table-cell office:value-type="float" office:value="17135">
            <text:p>17135</text:p>
          </table:table-cell>
          <table:table-cell office:value-type="float" office:value="434498">
            <text:p>434498</text:p>
          </table:table-cell>
          <table:table-cell/>
          <table:table-cell table:formula="of:=[.F12]/1000" office:value-type="float" office:value="434.498">
            <text:p>434,5</text:p>
          </table:table-cell>
          <table:table-cell table:formula="of:=AVERAGE([.H$2:.H12])" office:value-type="float" office:value="269.085909090909">
            <text:p>269,0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4245">
            <text:p>24245</text:p>
          </table:table-cell>
          <table:table-cell office:value-type="string">
            <text:p>java.util.HashMap.get:308(1)</text:p>
          </table:table-cell>
          <table:table-cell office:value-type="float" office:value="10011">
            <text:p>10011</text:p>
          </table:table-cell>
          <table:table-cell office:value-type="float" office:value="291239">
            <text:p>291239</text:p>
          </table:table-cell>
          <table:table-cell/>
          <table:table-cell table:formula="of:=[.F13]/1000" office:value-type="float" office:value="291.239">
            <text:p>291,24</text:p>
          </table:table-cell>
          <table:table-cell table:formula="of:=AVERAGE([.H$2:.H13])" office:value-type="float" office:value="270.932">
            <text:p>270,9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592">
            <text:p>1592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4457">
            <text:p>164457</text:p>
          </table:table-cell>
          <table:table-cell/>
          <table:table-cell table:formula="of:=[.F14]/1000" office:value-type="float" office:value="164.457">
            <text:p>164,46</text:p>
          </table:table-cell>
          <table:table-cell table:formula="of:=AVERAGE([.H$2:.H14])" office:value-type="float" office:value="262.741615384615">
            <text:p>262,7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7296">
            <text:p>67296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1970">
            <text:p>161970</text:p>
          </table:table-cell>
          <table:table-cell/>
          <table:table-cell table:formula="of:=[.F15]/1000" office:value-type="float" office:value="161.97">
            <text:p>161,97</text:p>
          </table:table-cell>
          <table:table-cell table:formula="of:=AVERAGE([.H$2:.H15])" office:value-type="float" office:value="255.543642857143">
            <text:p>255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3954">
            <text:p>63954</text:p>
          </table:table-cell>
          <table:table-cell office:value-type="string">
            <text:p>sun.nio.cs.ISO_8859_1$Encoder.encodeArrayLoop:139(1)</text:p>
          </table:table-cell>
          <table:table-cell office:value-type="float" office:value="218">
            <text:p>218</text:p>
          </table:table-cell>
          <table:table-cell office:value-type="float" office:value="146216">
            <text:p>146216</text:p>
          </table:table-cell>
          <table:table-cell/>
          <table:table-cell table:formula="of:=[.F16]/1000" office:value-type="float" office:value="146.216">
            <text:p>146,22</text:p>
          </table:table-cell>
          <table:table-cell table:formula="of:=AVERAGE([.H$2:.H16])" office:value-type="float" office:value="248.255133333333">
            <text:p>248,26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5276">
            <text:p>115276</text:p>
          </table:table-cell>
          <table:table-cell office:value-type="string">
            <text:p>java.io.Win32FileSystem.normalize:169(1)</text:p>
          </table:table-cell>
          <table:table-cell office:value-type="float" office:value="3086">
            <text:p>3086</text:p>
          </table:table-cell>
          <table:table-cell office:value-type="float" office:value="160243">
            <text:p>160243</text:p>
          </table:table-cell>
          <table:table-cell/>
          <table:table-cell table:formula="of:=[.F17]/1000" office:value-type="float" office:value="160.243">
            <text:p>160,24</text:p>
          </table:table-cell>
          <table:table-cell table:formula="of:=AVERAGE([.H$2:.H17])" office:value-type="float" office:value="242.754375">
            <text:p>242,75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7661">
            <text:p>117661</text:p>
          </table:table-cell>
          <table:table-cell office:value-type="string">
            <text:p>java.io.Win32FileSystem.normalize:174(1)</text:p>
          </table:table-cell>
          <table:table-cell office:value-type="float" office:value="3086">
            <text:p>3086</text:p>
          </table:table-cell>
          <table:table-cell office:value-type="float" office:value="158591">
            <text:p>158591</text:p>
          </table:table-cell>
          <table:table-cell/>
          <table:table-cell table:formula="of:=[.F18]/1000" office:value-type="float" office:value="158.591">
            <text:p>158,59</text:p>
          </table:table-cell>
          <table:table-cell table:formula="of:=AVERAGE([.H$2:.H18])" office:value-type="float" office:value="237.803588235294">
            <text:p>237,8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9722">
            <text:p>69722</text:p>
          </table:table-cell>
          <table:table-cell office:value-type="string">
            <text:p>sun.misc.FloatingDecimal.developLongDigits:318(1)</text:p>
          </table:table-cell>
          <table:table-cell office:value-type="float" office:value="20122">
            <text:p>20122</text:p>
          </table:table-cell>
          <table:table-cell office:value-type="float" office:value="459699">
            <text:p>459699</text:p>
          </table:table-cell>
          <table:table-cell/>
          <table:table-cell table:formula="of:=[.F19]/1000" office:value-type="float" office:value="459.699">
            <text:p>459,7</text:p>
          </table:table-cell>
          <table:table-cell table:formula="of:=AVERAGE([.H$2:.H19])" office:value-type="float" office:value="250.131111111111">
            <text:p>250,1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6135">
            <text:p>86135</text:p>
          </table:table-cell>
          <table:table-cell office:value-type="string">
            <text:p>org.apache.xerces.impl.io.UTF8Reader.read:-1(1)</text:p>
          </table:table-cell>
          <table:table-cell office:value-type="float" office:value="17135">
            <text:p>17135</text:p>
          </table:table-cell>
          <table:table-cell office:value-type="float" office:value="430208">
            <text:p>430208</text:p>
          </table:table-cell>
          <table:table-cell/>
          <table:table-cell table:formula="of:=[.F20]/1000" office:value-type="float" office:value="430.208">
            <text:p>430,21</text:p>
          </table:table-cell>
          <table:table-cell table:formula="of:=AVERAGE([.H$2:.H20])" office:value-type="float" office:value="259.608842105263">
            <text:p>259,6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4450">
            <text:p>34450</text:p>
          </table:table-cell>
          <table:table-cell office:value-type="string">
            <text:p>org.apache.fop.fo.PropertyList.findProperty:239(1)</text:p>
          </table:table-cell>
          <table:table-cell office:value-type="float" office:value="9966">
            <text:p>9966</text:p>
          </table:table-cell>
          <table:table-cell office:value-type="float" office:value="305843">
            <text:p>305843</text:p>
          </table:table-cell>
          <table:table-cell/>
          <table:table-cell table:formula="of:=[.F21]/1000" office:value-type="float" office:value="305.843">
            <text:p>305,84</text:p>
          </table:table-cell>
          <table:table-cell table:formula="of:=AVERAGE([.H$2:.H21])" office:value-type="float" office:value="261.92055">
            <text:p>261,92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8980">
            <text:p>38980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5522">
            <text:p>165522</text:p>
          </table:table-cell>
          <table:table-cell/>
          <table:table-cell table:formula="of:=[.F22]/1000" office:value-type="float" office:value="165.522">
            <text:p>165,52</text:p>
          </table:table-cell>
          <table:table-cell table:formula="of:=AVERAGE([.H$2:.H22])" office:value-type="float" office:value="257.330142857143">
            <text:p>257,3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5133">
            <text:p>85133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17095">
            <text:p>17095</text:p>
          </table:table-cell>
          <table:table-cell office:value-type="float" office:value="422953">
            <text:p>422953</text:p>
          </table:table-cell>
          <table:table-cell/>
          <table:table-cell table:formula="of:=[.F23]/1000" office:value-type="float" office:value="422.953">
            <text:p>422,95</text:p>
          </table:table-cell>
          <table:table-cell table:formula="of:=AVERAGE([.H$2:.H23])" office:value-type="float" office:value="264.858454545455">
            <text:p>264,86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4127">
            <text:p>24127</text:p>
          </table:table-cell>
          <table:table-cell office:value-type="string">
            <text:p>java.util.HashMap.get:298(1)</text:p>
          </table:table-cell>
          <table:table-cell office:value-type="float" office:value="3267">
            <text:p>3267</text:p>
          </table:table-cell>
          <table:table-cell office:value-type="float" office:value="165246">
            <text:p>165246</text:p>
          </table:table-cell>
          <table:table-cell/>
          <table:table-cell table:formula="of:=[.F24]/1000" office:value-type="float" office:value="165.246">
            <text:p>165,25</text:p>
          </table:table-cell>
          <table:table-cell table:formula="of:=AVERAGE([.H$2:.H24])" office:value-type="float" office:value="260.527478260869">
            <text:p>260,5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01289">
            <text:p>101289</text:p>
          </table:table-cell>
          <table:table-cell office:value-type="string">
            <text:p>java.util.HashMap.clear:614(1)</text:p>
          </table:table-cell>
          <table:table-cell office:value-type="float" office:value="2748">
            <text:p>2748</text:p>
          </table:table-cell>
          <table:table-cell office:value-type="float" office:value="149726">
            <text:p>149726</text:p>
          </table:table-cell>
          <table:table-cell/>
          <table:table-cell table:formula="of:=[.F25]/1000" office:value-type="float" office:value="149.726">
            <text:p>149,73</text:p>
          </table:table-cell>
          <table:table-cell table:formula="of:=AVERAGE([.H$2:.H25])" office:value-type="float" office:value="255.91075">
            <text:p>255,9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9560">
            <text:p>29560</text:p>
          </table:table-cell>
          <table:table-cell office:value-type="string">
            <text:p>org.apache.fop.fo.PropertyListBuilder.findMaker:296(1)</text:p>
          </table:table-cell>
          <table:table-cell office:value-type="float" office:value="9996">
            <text:p>9996</text:p>
          </table:table-cell>
          <table:table-cell office:value-type="float" office:value="286360">
            <text:p>286360</text:p>
          </table:table-cell>
          <table:table-cell/>
          <table:table-cell table:formula="of:=[.F26]/1000" office:value-type="float" office:value="286.36">
            <text:p>286,36</text:p>
          </table:table-cell>
          <table:table-cell table:formula="of:=AVERAGE([.H$2:.H26])" office:value-type="float" office:value="257.12872">
            <text:p>257,1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6355">
            <text:p>16355</text:p>
          </table:table-cell>
          <table:table-cell office:value-type="string">
            <text:p>org.apache.fop.layout.LineArea.addText:581(1)</text:p>
          </table:table-cell>
          <table:table-cell office:value-type="float" office:value="17169">
            <text:p>17169</text:p>
          </table:table-cell>
          <table:table-cell office:value-type="float" office:value="423246">
            <text:p>423246</text:p>
          </table:table-cell>
          <table:table-cell/>
          <table:table-cell table:formula="of:=[.F27]/1000" office:value-type="float" office:value="423.246">
            <text:p>423,25</text:p>
          </table:table-cell>
          <table:table-cell table:formula="of:=AVERAGE([.H$2:.H27])" office:value-type="float" office:value="263.517846153846">
            <text:p>263,52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8270">
            <text:p>88270</text:p>
          </table:table-cell>
          <table:table-cell office:value-type="string">
            <text:p>org.apache.fop.fo.expr.PropertyTokenizer.next:120(1)</text:p>
          </table:table-cell>
          <table:table-cell office:value-type="float" office:value="18529">
            <text:p>18529</text:p>
          </table:table-cell>
          <table:table-cell office:value-type="float" office:value="453909">
            <text:p>453909</text:p>
          </table:table-cell>
          <table:table-cell/>
          <table:table-cell table:formula="of:=[.F28]/1000" office:value-type="float" office:value="453.909">
            <text:p>453,91</text:p>
          </table:table-cell>
          <table:table-cell table:formula="of:=AVERAGE([.H$2:.H28])" office:value-type="float" office:value="270.56937037037">
            <text:p>270,5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4600">
            <text:p>4600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8031">
            <text:p>168031</text:p>
          </table:table-cell>
          <table:table-cell/>
          <table:table-cell table:formula="of:=[.F29]/1000" office:value-type="float" office:value="168.031">
            <text:p>168,03</text:p>
          </table:table-cell>
          <table:table-cell table:formula="of:=AVERAGE([.H$2:.H29])" office:value-type="float" office:value="266.907285714286">
            <text:p>266,9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5895">
            <text:p>35895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8897">
            <text:p>168897</text:p>
          </table:table-cell>
          <table:table-cell/>
          <table:table-cell table:formula="of:=[.F30]/1000" office:value-type="float" office:value="168.897">
            <text:p>168,9</text:p>
          </table:table-cell>
          <table:table-cell table:formula="of:=AVERAGE([.H$2:.H30])" office:value-type="float" office:value="263.527620689655">
            <text:p>263,5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4246">
            <text:p>34246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3753">
            <text:p>163753</text:p>
          </table:table-cell>
          <table:table-cell/>
          <table:table-cell table:formula="of:=[.F31]/1000" office:value-type="float" office:value="163.753">
            <text:p>163,75</text:p>
          </table:table-cell>
          <table:table-cell table:formula="of:=AVERAGE([.H$2:.H31])" office:value-type="float" office:value="260.2018">
            <text:p>260,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51.808193548387">
            <text:p>251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43.9391875">
            <text:p>243,9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36.547090909091">
            <text:p>236,5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29.589823529412">
            <text:p>229,59</text:p>
          </table:table-cell>
        </table:table-row>
      </table:table>
      <table:table table:name="hsqldb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hsqldb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65831">
            <text:p>65831</text:p>
          </table:table-cell>
          <table:table-cell office:value-type="string">
            <text:p>dacapo.hsqldb.PseudoJDBCBench.createDatabase:738(1)</text:p>
          </table:table-cell>
          <table:table-cell office:value-type="float" office:value="3152">
            <text:p>3152</text:p>
          </table:table-cell>
          <table:table-cell office:value-type="float" office:value="230290">
            <text:p>230290</text:p>
          </table:table-cell>
          <table:table-cell/>
          <table:table-cell table:formula="of:=[.F2]/1000" office:value-type="float" office:value="230.29">
            <text:p>230,29</text:p>
          </table:table-cell>
          <table:table-cell table:formula="of:=AVERAGE([.H$2:.H2])" office:value-type="float" office:value="230.29">
            <text:p>230,2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8683">
            <text:p>28683</text:p>
          </table:table-cell>
          <table:table-cell office:value-type="string">
            <text:p>org.hsqldb.Table.indexRow:-1(1)</text:p>
          </table:table-cell>
          <table:table-cell office:value-type="float" office:value="6557">
            <text:p>6557</text:p>
          </table:table-cell>
          <table:table-cell office:value-type="float" office:value="266896">
            <text:p>266896</text:p>
          </table:table-cell>
          <table:table-cell/>
          <table:table-cell table:formula="of:=[.F3]/1000" office:value-type="float" office:value="266.896">
            <text:p>266,9</text:p>
          </table:table-cell>
          <table:table-cell table:formula="of:=AVERAGE([.H$2:.H3])" office:value-type="float" office:value="248.593">
            <text:p>248,5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84203">
            <text:p>84203</text:p>
          </table:table-cell>
          <table:table-cell office:value-type="string">
            <text:p>org.hsqldb.BaseMemoryNode.isFromLeft:-1(1)</text:p>
          </table:table-cell>
          <table:table-cell office:value-type="float" office:value="7360">
            <text:p>7360</text:p>
          </table:table-cell>
          <table:table-cell office:value-type="float" office:value="460175">
            <text:p>460175</text:p>
          </table:table-cell>
          <table:table-cell/>
          <table:table-cell table:formula="of:=[.F4]/1000" office:value-type="float" office:value="460.175">
            <text:p>460,18</text:p>
          </table:table-cell>
          <table:table-cell table:formula="of:=AVERAGE([.H$2:.H4])" office:value-type="float" office:value="319.120333333333">
            <text:p>319,12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8002">
            <text:p>2800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80673">
            <text:p>480673</text:p>
          </table:table-cell>
          <table:table-cell/>
          <table:table-cell table:formula="of:=[.F5]/1000" office:value-type="float" office:value="480.673">
            <text:p>480,67</text:p>
          </table:table-cell>
          <table:table-cell table:formula="of:=AVERAGE([.H$2:.H5])" office:value-type="float" office:value="359.5085">
            <text:p>359,5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13086">
            <text:p>113086</text:p>
          </table:table-cell>
          <table:table-cell office:value-type="string">
            <text:p>org.hsqldb.store.BaseHashMap.addOrRemove:-1(1)</text:p>
          </table:table-cell>
          <table:table-cell office:value-type="float" office:value="4162">
            <text:p>4162</text:p>
          </table:table-cell>
          <table:table-cell office:value-type="float" office:value="242892">
            <text:p>242892</text:p>
          </table:table-cell>
          <table:table-cell/>
          <table:table-cell table:formula="of:=[.F6]/1000" office:value-type="float" office:value="242.892">
            <text:p>242,89</text:p>
          </table:table-cell>
          <table:table-cell table:formula="of:=AVERAGE([.H$2:.H6])" office:value-type="float" office:value="336.1852">
            <text:p>336,1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5855">
            <text:p>145855</text:p>
          </table:table-cell>
          <table:table-cell office:value-type="string">
            <text:p>org.hsqldb.Index.getRoot:-1(1)</text:p>
          </table:table-cell>
          <table:table-cell office:value-type="float" office:value="7384">
            <text:p>7384</text:p>
          </table:table-cell>
          <table:table-cell office:value-type="float" office:value="461294">
            <text:p>461294</text:p>
          </table:table-cell>
          <table:table-cell/>
          <table:table-cell table:formula="of:=[.F7]/1000" office:value-type="float" office:value="461.294">
            <text:p>461,29</text:p>
          </table:table-cell>
          <table:table-cell table:formula="of:=AVERAGE([.H$2:.H7])" office:value-type="float" office:value="357.036666666667">
            <text:p>357,0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7732">
            <text:p>107732</text:p>
          </table:table-cell>
          <table:table-cell office:value-type="string">
            <text:p>org.hsqldb.Column.compare:-1(1)</text:p>
          </table:table-cell>
          <table:table-cell office:value-type="float" office:value="7379">
            <text:p>7379</text:p>
          </table:table-cell>
          <table:table-cell office:value-type="float" office:value="456472">
            <text:p>456472</text:p>
          </table:table-cell>
          <table:table-cell/>
          <table:table-cell table:formula="of:=[.F8]/1000" office:value-type="float" office:value="456.472">
            <text:p>456,47</text:p>
          </table:table-cell>
          <table:table-cell table:formula="of:=AVERAGE([.H$2:.H8])" office:value-type="float" office:value="371.241714285714">
            <text:p>371,2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5602">
            <text:p>2560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74487">
            <text:p>474487</text:p>
          </table:table-cell>
          <table:table-cell/>
          <table:table-cell table:formula="of:=[.F9]/1000" office:value-type="float" office:value="474.487">
            <text:p>474,49</text:p>
          </table:table-cell>
          <table:table-cell table:formula="of:=AVERAGE([.H$2:.H9])" office:value-type="float" office:value="384.147375">
            <text:p>384,15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2238">
            <text:p>22238</text:p>
          </table:table-cell>
          <table:table-cell office:value-type="string">
            <text:p>org.hsqldb.Table.fireAll:-1(1)</text:p>
          </table:table-cell>
          <table:table-cell office:value-type="float" office:value="4">
            <text:p>4</text:p>
          </table:table-cell>
          <table:table-cell office:value-type="float" office:value="161414">
            <text:p>161414</text:p>
          </table:table-cell>
          <table:table-cell/>
          <table:table-cell table:formula="of:=[.F10]/1000" office:value-type="float" office:value="161.414">
            <text:p>161,41</text:p>
          </table:table-cell>
          <table:table-cell table:formula="of:=AVERAGE([.H$2:.H10])" office:value-type="float" office:value="359.399222222222">
            <text:p>359,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4928">
            <text:p>144928</text:p>
          </table:table-cell>
          <table:table-cell office:value-type="string">
            <text:p>org.hsqldb.Table.fireAll:-1(1)</text:p>
          </table:table-cell>
          <table:table-cell office:value-type="float" office:value="4">
            <text:p>4</text:p>
          </table:table-cell>
          <table:table-cell office:value-type="float" office:value="161061">
            <text:p>161061</text:p>
          </table:table-cell>
          <table:table-cell/>
          <table:table-cell table:formula="of:=[.F11]/1000" office:value-type="float" office:value="161.061">
            <text:p>161,06</text:p>
          </table:table-cell>
          <table:table-cell table:formula="of:=AVERAGE([.H$2:.H11])" office:value-type="float" office:value="339.5654">
            <text:p>339,5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0842">
            <text:p>10084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58211">
            <text:p>458211</text:p>
          </table:table-cell>
          <table:table-cell/>
          <table:table-cell table:formula="of:=[.F12]/1000" office:value-type="float" office:value="458.211">
            <text:p>458,21</text:p>
          </table:table-cell>
          <table:table-cell table:formula="of:=AVERAGE([.H$2:.H12])" office:value-type="float" office:value="350.351363636364">
            <text:p>350,35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309">
            <text:p>309</text:p>
          </table:table-cell>
          <table:table-cell office:value-type="string">
            <text:p>org.hsqldb.store.BaseHashMap.nextLookup:-1(1)</text:p>
          </table:table-cell>
          <table:table-cell office:value-type="float" office:value="4646">
            <text:p>4646</text:p>
          </table:table-cell>
          <table:table-cell office:value-type="float" office:value="279780">
            <text:p>279780</text:p>
          </table:table-cell>
          <table:table-cell/>
          <table:table-cell table:formula="of:=[.F13]/1000" office:value-type="float" office:value="279.78">
            <text:p>279,78</text:p>
          </table:table-cell>
          <table:table-cell table:formula="of:=AVERAGE([.H$2:.H13])" office:value-type="float" office:value="344.470416666667">
            <text:p>344,4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2727">
            <text:p>102727</text:p>
          </table:table-cell>
          <table:table-cell office:value-type="string">
            <text:p>org.hsqldb.Index.set:-1(1)</text:p>
          </table:table-cell>
          <table:table-cell office:value-type="float" office:value="7360">
            <text:p>7360</text:p>
          </table:table-cell>
          <table:table-cell office:value-type="float" office:value="465895">
            <text:p>465895</text:p>
          </table:table-cell>
          <table:table-cell/>
          <table:table-cell table:formula="of:=[.F14]/1000" office:value-type="float" office:value="465.895">
            <text:p>465,9</text:p>
          </table:table-cell>
          <table:table-cell table:formula="of:=AVERAGE([.H$2:.H14])" office:value-type="float" office:value="353.810769230769">
            <text:p>353,8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29951">
            <text:p>129951</text:p>
          </table:table-cell>
          <table:table-cell office:value-type="string">
            <text:p>org.hsqldb.CompiledStatementExecutor.executeInsertValuesStatement:-1(1)</text:p>
          </table:table-cell>
          <table:table-cell office:value-type="float" office:value="6706">
            <text:p>6706</text:p>
          </table:table-cell>
          <table:table-cell office:value-type="float" office:value="276238">
            <text:p>276238</text:p>
          </table:table-cell>
          <table:table-cell/>
          <table:table-cell table:formula="of:=[.F15]/1000" office:value-type="float" office:value="276.238">
            <text:p>276,24</text:p>
          </table:table-cell>
          <table:table-cell table:formula="of:=AVERAGE([.H$2:.H15])" office:value-type="float" office:value="348.269857142857">
            <text:p>348,2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87523">
            <text:p>87523</text:p>
          </table:table-cell>
          <table:table-cell office:value-type="string">
            <text:p>org.hsqldb.Column.compare:-1(1)</text:p>
          </table:table-cell>
          <table:table-cell office:value-type="float" office:value="7379">
            <text:p>7379</text:p>
          </table:table-cell>
          <table:table-cell office:value-type="float" office:value="449368">
            <text:p>449368</text:p>
          </table:table-cell>
          <table:table-cell/>
          <table:table-cell table:formula="of:=[.F16]/1000" office:value-type="float" office:value="449.368">
            <text:p>449,37</text:p>
          </table:table-cell>
          <table:table-cell table:formula="of:=AVERAGE([.H$2:.H16])" office:value-type="float" office:value="355.009733333333">
            <text:p>355,0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9269">
            <text:p>19269</text:p>
          </table:table-cell>
          <table:table-cell office:value-type="string">
            <text:p>org.hsqldb.Table.indexRow:-1(1)</text:p>
          </table:table-cell>
          <table:table-cell office:value-type="float" office:value="6557">
            <text:p>6557</text:p>
          </table:table-cell>
          <table:table-cell office:value-type="float" office:value="276501">
            <text:p>276501</text:p>
          </table:table-cell>
          <table:table-cell/>
          <table:table-cell table:formula="of:=[.F17]/1000" office:value-type="float" office:value="276.501">
            <text:p>276,5</text:p>
          </table:table-cell>
          <table:table-cell table:formula="of:=AVERAGE([.H$2:.H17])" office:value-type="float" office:value="350.1029375">
            <text:p>350,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34865">
            <text:p>134865</text:p>
          </table:table-cell>
          <table:table-cell office:value-type="string">
            <text:p>org.hsqldb.CompiledStatementExecutor.execute:-1(1)</text:p>
          </table:table-cell>
          <table:table-cell office:value-type="float" office:value="9053">
            <text:p>9053</text:p>
          </table:table-cell>
          <table:table-cell office:value-type="float" office:value="259524">
            <text:p>259524</text:p>
          </table:table-cell>
          <table:table-cell/>
          <table:table-cell table:formula="of:=[.F18]/1000" office:value-type="float" office:value="259.524">
            <text:p>259,52</text:p>
          </table:table-cell>
          <table:table-cell table:formula="of:=AVERAGE([.H$2:.H18])" office:value-type="float" office:value="344.774764705882">
            <text:p>344,7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0017">
            <text:p>20017</text:p>
          </table:table-cell>
          <table:table-cell office:value-type="string">
            <text:p>java.lang.Integer.intValue:644(1)</text:p>
          </table:table-cell>
          <table:table-cell office:value-type="float" office:value="4238">
            <text:p>4238</text:p>
          </table:table-cell>
          <table:table-cell office:value-type="float" office:value="287301">
            <text:p>287301</text:p>
          </table:table-cell>
          <table:table-cell/>
          <table:table-cell table:formula="of:=[.F19]/1000" office:value-type="float" office:value="287.301">
            <text:p>287,3</text:p>
          </table:table-cell>
          <table:table-cell table:formula="of:=AVERAGE([.H$2:.H19])" office:value-type="float" office:value="341.581777777778">
            <text:p>341,58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79369">
            <text:p>79369</text:p>
          </table:table-cell>
          <table:table-cell office:value-type="string">
            <text:p>org.hsqldb.Expression.getValue:-1(1)</text:p>
          </table:table-cell>
          <table:table-cell office:value-type="float" office:value="6808">
            <text:p>6808</text:p>
          </table:table-cell>
          <table:table-cell office:value-type="float" office:value="281878">
            <text:p>281878</text:p>
          </table:table-cell>
          <table:table-cell/>
          <table:table-cell table:formula="of:=[.F20]/1000" office:value-type="float" office:value="281.878">
            <text:p>281,88</text:p>
          </table:table-cell>
          <table:table-cell table:formula="of:=AVERAGE([.H$2:.H20])" office:value-type="float" office:value="338.439473684211">
            <text:p>338,4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3189">
            <text:p>23189</text:p>
          </table:table-cell>
          <table:table-cell office:value-type="string">
            <text:p>java.lang.Integer.&lt;init&gt;:603(1)</text:p>
          </table:table-cell>
          <table:table-cell office:value-type="float" office:value="6326">
            <text:p>6326</text:p>
          </table:table-cell>
          <table:table-cell office:value-type="float" office:value="266286">
            <text:p>266286</text:p>
          </table:table-cell>
          <table:table-cell/>
          <table:table-cell table:formula="of:=[.F21]/1000" office:value-type="float" office:value="266.286">
            <text:p>266,29</text:p>
          </table:table-cell>
          <table:table-cell table:formula="of:=AVERAGE([.H$2:.H21])" office:value-type="float" office:value="334.8318">
            <text:p>334,83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2210">
            <text:p>142210</text:p>
          </table:table-cell>
          <table:table-cell office:value-type="string">
            <text:p>java.lang.Integer.intValue:644(1)</text:p>
          </table:table-cell>
          <table:table-cell office:value-type="float" office:value="4238">
            <text:p>4238</text:p>
          </table:table-cell>
          <table:table-cell office:value-type="float" office:value="296317">
            <text:p>296317</text:p>
          </table:table-cell>
          <table:table-cell/>
          <table:table-cell table:formula="of:=[.F22]/1000" office:value-type="float" office:value="296.317">
            <text:p>296,32</text:p>
          </table:table-cell>
          <table:table-cell table:formula="of:=AVERAGE([.H$2:.H22])" office:value-type="float" office:value="332.997761904762">
            <text:p>333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23047">
            <text:p>123047</text:p>
          </table:table-cell>
          <table:table-cell office:value-type="string">
            <text:p>org.hsqldb.Index.insert:-1(1)</text:p>
          </table:table-cell>
          <table:table-cell office:value-type="float" office:value="7381">
            <text:p>7381</text:p>
          </table:table-cell>
          <table:table-cell office:value-type="float" office:value="472234">
            <text:p>472234</text:p>
          </table:table-cell>
          <table:table-cell/>
          <table:table-cell table:formula="of:=[.F23]/1000" office:value-type="float" office:value="472.234">
            <text:p>472,23</text:p>
          </table:table-cell>
          <table:table-cell table:formula="of:=AVERAGE([.H$2:.H23])" office:value-type="float" office:value="339.326681818182">
            <text:p>339,3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24.573347826087">
            <text:p>324,5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311.049458333333">
            <text:p>311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98.60748">
            <text:p>298,6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87.122576923077">
            <text:p>287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76.488407407407">
            <text:p>276,4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66.613821428571">
            <text:p>266,6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57.42024137931">
            <text:p>257,4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48.839566666667">
            <text:p>248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40.812483870968">
            <text:p>240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33.28709375">
            <text:p>233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26.217787878788">
            <text:p>226,2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19.564323529412">
            <text:p>219,56</text:p>
          </table:table-cell>
        </table:table-row>
      </table:table>
      <table:table table:name="jython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jython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jython.log</text:p>
          </table:table-cell>
          <table:table-cell office:value-type="float" office:value="1708857">
            <text:p>1708857</text:p>
          </table:table-cell>
          <table:table-cell office:value-type="float" office:value="1580163">
            <text:p>1580163</text:p>
          </table:table-cell>
          <table:table-cell office:value-type="string">
            <text:p>org.python.core.PackageManager.checkAccess:-1(1)</text:p>
          </table:table-cell>
          <table:table-cell office:value-type="float" office:value="3766">
            <text:p>3766</text:p>
          </table:table-cell>
          <table:table-cell office:value-type="float" office:value="1760343">
            <text:p>1760343</text:p>
          </table:table-cell>
          <table:table-cell/>
          <table:table-cell table:formula="of:=[.F2]/1000" office:value-type="float" office:value="1760.343">
            <text:p>1760,34</text:p>
          </table:table-cell>
          <table:table-cell table:formula="of:=AVERAGE([.H$2:.H2])" office:value-type="float" office:value="1760.343">
            <text:p>1760,34</text:p>
          </table:table-cell>
        </table:table-row>
        <table:table-row table:style-name="ro1">
          <table:table-cell office:value-type="string">
            <text:p>trace_jython.log</text:p>
          </table:table-cell>
          <table:table-cell office:value-type="float" office:value="1708857">
            <text:p>1708857</text:p>
          </table:table-cell>
          <table:table-cell office:value-type="float" office:value="1429065">
            <text:p>1429065</text:p>
          </table:table-cell>
          <table:table-cell office:value-type="string">
            <text:p>java.io.BufferedInputStream.read1:249(1)</text:p>
          </table:table-cell>
          <table:table-cell office:value-type="float" office:value="3764">
            <text:p>3764</text:p>
          </table:table-cell>
          <table:table-cell office:value-type="float" office:value="1691153">
            <text:p>1691153</text:p>
          </table:table-cell>
          <table:table-cell/>
          <table:table-cell table:formula="of:=[.F3]/1000" office:value-type="float" office:value="1691.153">
            <text:p>1691,15</text:p>
          </table:table-cell>
          <table:table-cell table:formula="of:=AVERAGE([.H$2:.H3])" office:value-type="float" office:value="1725.748">
            <text:p>1725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]/1000" office:value-type="float" office:value="0">
            <text:p>0</text:p>
          </table:table-cell>
          <table:table-cell table:formula="of:=AVERAGE([.H$2:.H4])" office:value-type="float" office:value="1150.49866666667">
            <text:p>1150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]/1000" office:value-type="float" office:value="0">
            <text:p>0</text:p>
          </table:table-cell>
          <table:table-cell table:formula="of:=AVERAGE([.H$2:.H5])" office:value-type="float" office:value="862.874">
            <text:p>862,8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6]/1000" office:value-type="float" office:value="0">
            <text:p>0</text:p>
          </table:table-cell>
          <table:table-cell table:formula="of:=AVERAGE([.H$2:.H6])" office:value-type="float" office:value="690.2992">
            <text:p>690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7]/1000" office:value-type="float" office:value="0">
            <text:p>0</text:p>
          </table:table-cell>
          <table:table-cell table:formula="of:=AVERAGE([.H$2:.H7])" office:value-type="float" office:value="575.249333333333">
            <text:p>575,2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8]/1000" office:value-type="float" office:value="0">
            <text:p>0</text:p>
          </table:table-cell>
          <table:table-cell table:formula="of:=AVERAGE([.H$2:.H8])" office:value-type="float" office:value="493.070857142857">
            <text:p>493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9]/1000" office:value-type="float" office:value="0">
            <text:p>0</text:p>
          </table:table-cell>
          <table:table-cell table:formula="of:=AVERAGE([.H$2:.H9])" office:value-type="float" office:value="431.437">
            <text:p>431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0]/1000" office:value-type="float" office:value="0">
            <text:p>0</text:p>
          </table:table-cell>
          <table:table-cell table:formula="of:=AVERAGE([.H$2:.H10])" office:value-type="float" office:value="383.499555555556">
            <text:p>383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345.1496">
            <text:p>345,1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313.772363636364">
            <text:p>313,7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287.624666666667">
            <text:p>287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265.499692307692">
            <text:p>265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246.535428571429">
            <text:p>246,5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230.099733333333">
            <text:p>230,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215.7185">
            <text:p>215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203.029176470588">
            <text:p>203,0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191.749777777778">
            <text:p>191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181.657684210526">
            <text:p>181,6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172.5748">
            <text:p>172,5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164.356952380952">
            <text:p>164,3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156.886181818182">
            <text:p>156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150.065043478261">
            <text:p>150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143.812333333333">
            <text:p>143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138.05984">
            <text:p>138,0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132.749846153846">
            <text:p>132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127.833185185185">
            <text:p>127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123.267714285714">
            <text:p>123,2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119.017103448276">
            <text:p>119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115.049866666667">
            <text:p>115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111.338580645161">
            <text:p>111,3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07.85925">
            <text:p>107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04.590787878788">
            <text:p>104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01.514588235294">
            <text:p>101,51</text:p>
          </table:table-cell>
        </table:table-row>
      </table:table>
      <table:table table:name="luindex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luindex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184580">
            <text:p>184580</text:p>
          </table:table-cell>
          <table:table-cell office:value-type="string">
            <text:p>org.apache.lucene.analysis.standard.StandardTokenizerTokenManager.jjCheckNAdd:18(1)</text:p>
          </table:table-cell>
          <table:table-cell office:value-type="float" office:value="4434">
            <text:p>4434</text:p>
          </table:table-cell>
          <table:table-cell office:value-type="float" office:value="625106">
            <text:p>625106</text:p>
          </table:table-cell>
          <table:table-cell/>
          <table:table-cell table:formula="of:=[.F2]/1000" office:value-type="float" office:value="625.106">
            <text:p>625,11</text:p>
          </table:table-cell>
          <table:table-cell table:formula="of:=AVERAGE([.H$2:.H2])" office:value-type="float" office:value="625.106">
            <text:p>625,11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6354">
            <text:p>26354</text:p>
          </table:table-cell>
          <table:table-cell office:value-type="string">
            <text:p>org.apache.lucene.index.TermInfosWriter.add:94(1)</text:p>
          </table:table-cell>
          <table:table-cell office:value-type="float" office:value="9222">
            <text:p>9222</text:p>
          </table:table-cell>
          <table:table-cell office:value-type="float" office:value="788868">
            <text:p>788868</text:p>
          </table:table-cell>
          <table:table-cell/>
          <table:table-cell table:formula="of:=[.F3]/1000" office:value-type="float" office:value="788.868">
            <text:p>788,87</text:p>
          </table:table-cell>
          <table:table-cell table:formula="of:=AVERAGE([.H$2:.H3])" office:value-type="float" office:value="706.987">
            <text:p>706,99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41606">
            <text:p>241606</text:p>
          </table:table-cell>
          <table:table-cell office:value-type="string">
            <text:p>org.apache.lucene.analysis.standard.StandardTokenizerTokenManager.jjMoveNfa_0:519(1)</text:p>
          </table:table-cell>
          <table:table-cell office:value-type="float" office:value="4434">
            <text:p>4434</text:p>
          </table:table-cell>
          <table:table-cell office:value-type="float" office:value="648516">
            <text:p>648516</text:p>
          </table:table-cell>
          <table:table-cell/>
          <table:table-cell table:formula="of:=[.F4]/1000" office:value-type="float" office:value="648.516">
            <text:p>648,52</text:p>
          </table:table-cell>
          <table:table-cell table:formula="of:=AVERAGE([.H$2:.H4])" office:value-type="float" office:value="687.496666666667">
            <text:p>687,5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6941">
            <text:p>206941</text:p>
          </table:table-cell>
          <table:table-cell office:value-type="string">
            <text:p>org.apache.lucene.analysis.standard.StandardTokenizerTokenManager.jjCheckNAdd:18(1)</text:p>
          </table:table-cell>
          <table:table-cell office:value-type="float" office:value="4434">
            <text:p>4434</text:p>
          </table:table-cell>
          <table:table-cell office:value-type="float" office:value="640847">
            <text:p>640847</text:p>
          </table:table-cell>
          <table:table-cell/>
          <table:table-cell table:formula="of:=[.F5]/1000" office:value-type="float" office:value="640.847">
            <text:p>640,85</text:p>
          </table:table-cell>
          <table:table-cell table:formula="of:=AVERAGE([.H$2:.H5])" office:value-type="float" office:value="675.83425">
            <text:p>675,83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0522">
            <text:p>200522</text:p>
          </table:table-cell>
          <table:table-cell office:value-type="string">
            <text:p>org.apache.lucene.analysis.standard.StandardTokenizerTokenManager.jjCheckNAddTwoStates:30(1)</text:p>
          </table:table-cell>
          <table:table-cell office:value-type="float" office:value="4434">
            <text:p>4434</text:p>
          </table:table-cell>
          <table:table-cell office:value-type="float" office:value="612670">
            <text:p>612670</text:p>
          </table:table-cell>
          <table:table-cell/>
          <table:table-cell table:formula="of:=[.F6]/1000" office:value-type="float" office:value="612.67">
            <text:p>612,67</text:p>
          </table:table-cell>
          <table:table-cell table:formula="of:=AVERAGE([.H$2:.H6])" office:value-type="float" office:value="663.2014">
            <text:p>663,2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74072">
            <text:p>74072</text:p>
          </table:table-cell>
          <table:table-cell office:value-type="string">
            <text:p>sun.nio.cs.SingleByteDecoder.decodeArrayLoop:47(1)</text:p>
          </table:table-cell>
          <table:table-cell office:value-type="float" office:value="3359">
            <text:p>3359</text:p>
          </table:table-cell>
          <table:table-cell office:value-type="float" office:value="408747">
            <text:p>408747</text:p>
          </table:table-cell>
          <table:table-cell/>
          <table:table-cell table:formula="of:=[.F7]/1000" office:value-type="float" office:value="408.747">
            <text:p>408,75</text:p>
          </table:table-cell>
          <table:table-cell table:formula="of:=AVERAGE([.H$2:.H7])" office:value-type="float" office:value="620.792333333333">
            <text:p>620,79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265">
            <text:p>20265</text:p>
          </table:table-cell>
          <table:table-cell office:value-type="string">
            <text:p>org.apache.lucene.index.SegmentTermPositions.nextPosition:48(1)</text:p>
          </table:table-cell>
          <table:table-cell office:value-type="float" office:value="9198">
            <text:p>9198</text:p>
          </table:table-cell>
          <table:table-cell office:value-type="float" office:value="800164">
            <text:p>800164</text:p>
          </table:table-cell>
          <table:table-cell/>
          <table:table-cell table:formula="of:=[.F8]/1000" office:value-type="float" office:value="800.164">
            <text:p>800,16</text:p>
          </table:table-cell>
          <table:table-cell table:formula="of:=AVERAGE([.H$2:.H8])" office:value-type="float" office:value="646.416857142857">
            <text:p>646,42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340340">
            <text:p>340340</text:p>
          </table:table-cell>
          <table:table-cell office:value-type="string">
            <text:p>java.io.BufferedInputStream.read1:250(1)</text:p>
          </table:table-cell>
          <table:table-cell office:value-type="float" office:value="3525">
            <text:p>3525</text:p>
          </table:table-cell>
          <table:table-cell office:value-type="float" office:value="349243">
            <text:p>349243</text:p>
          </table:table-cell>
          <table:table-cell/>
          <table:table-cell table:formula="of:=[.F9]/1000" office:value-type="float" office:value="349.243">
            <text:p>349,24</text:p>
          </table:table-cell>
          <table:table-cell table:formula="of:=AVERAGE([.H$2:.H9])" office:value-type="float" office:value="609.270125">
            <text:p>609,27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84382">
            <text:p>84382</text:p>
          </table:table-cell>
          <table:table-cell office:value-type="string">
            <text:p>org.apache.lucene.analysis.standard.StandardTokenizerTokenManager.jjMoveNfa_0:560(1)</text:p>
          </table:table-cell>
          <table:table-cell office:value-type="float" office:value="4434">
            <text:p>4434</text:p>
          </table:table-cell>
          <table:table-cell office:value-type="float" office:value="641280">
            <text:p>641280</text:p>
          </table:table-cell>
          <table:table-cell/>
          <table:table-cell table:formula="of:=[.F10]/1000" office:value-type="float" office:value="641.28">
            <text:p>641,28</text:p>
          </table:table-cell>
          <table:table-cell table:formula="of:=AVERAGE([.H$2:.H10])" office:value-type="float" office:value="612.826777777778">
            <text:p>612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551.5441">
            <text:p>551,5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501.403727272727">
            <text:p>501,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459.620083333333">
            <text:p>459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424.264692307692">
            <text:p>424,2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393.960071428571">
            <text:p>393,9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367.696066666667">
            <text:p>367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344.7150625">
            <text:p>344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324.437705882353">
            <text:p>324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06.413388888889">
            <text:p>306,4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290.286368421053">
            <text:p>290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275.77205">
            <text:p>275,7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262.640047619048">
            <text:p>262,6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250.701863636364">
            <text:p>250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239.801782608696">
            <text:p>239,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29.810041666667">
            <text:p>229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20.61764">
            <text:p>220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12.132346153846">
            <text:p>212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04.275592592593">
            <text:p>204,2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196.980035714286">
            <text:p>196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190.187620689655">
            <text:p>190,1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183.848033333333">
            <text:p>183,8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177.917451612903">
            <text:p>177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72.35753125">
            <text:p>172,3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67.134575757576">
            <text:p>167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62.218852941176">
            <text:p>162,22</text:p>
          </table:table-cell>
        </table:table-row>
      </table:table>
      <table:table table:name="lusearc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lusearch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2464">
            <text:p>92464</text:p>
          </table:table-cell>
          <table:table-cell office:value-type="string">
            <text:p>sun.nio.cs.SingleByteDecoder.decode:95(1)</text:p>
          </table:table-cell>
          <table:table-cell office:value-type="float" office:value="3837">
            <text:p>3837</text:p>
          </table:table-cell>
          <table:table-cell office:value-type="float" office:value="262972">
            <text:p>262972</text:p>
          </table:table-cell>
          <table:table-cell/>
          <table:table-cell table:formula="of:=[.F2]/1000" office:value-type="float" office:value="262.972">
            <text:p>262,97</text:p>
          </table:table-cell>
          <table:table-cell table:formula="of:=AVERAGE([.H$2:.H2])" office:value-type="float" office:value="262.972">
            <text:p>262,9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22409">
            <text:p>22409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71120">
            <text:p>271120</text:p>
          </table:table-cell>
          <table:table-cell/>
          <table:table-cell table:formula="of:=[.F3]/1000" office:value-type="float" office:value="271.12">
            <text:p>271,12</text:p>
          </table:table-cell>
          <table:table-cell table:formula="of:=AVERAGE([.H$2:.H3])" office:value-type="float" office:value="267.046">
            <text:p>267,0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475">
            <text:p>9475</text:p>
          </table:table-cell>
          <table:table-cell office:value-type="string">
            <text:p>sun.nio.cs.SingleByteEncoder.encodeArrayLoop:87(1)</text:p>
          </table:table-cell>
          <table:table-cell office:value-type="float" office:value="3658">
            <text:p>3658</text:p>
          </table:table-cell>
          <table:table-cell office:value-type="float" office:value="223256">
            <text:p>223256</text:p>
          </table:table-cell>
          <table:table-cell/>
          <table:table-cell table:formula="of:=[.F4]/1000" office:value-type="float" office:value="223.256">
            <text:p>223,26</text:p>
          </table:table-cell>
          <table:table-cell table:formula="of:=AVERAGE([.H$2:.H4])" office:value-type="float" office:value="252.449333333333">
            <text:p>252,4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0911">
            <text:p>40911</text:p>
          </table:table-cell>
          <table:table-cell office:value-type="string">
            <text:p>sun.nio.cs.SingleByteEncoder.encodeArrayLoop:75(1)</text:p>
          </table:table-cell>
          <table:table-cell office:value-type="float" office:value="3655">
            <text:p>3655</text:p>
          </table:table-cell>
          <table:table-cell office:value-type="float" office:value="227612">
            <text:p>227612</text:p>
          </table:table-cell>
          <table:table-cell/>
          <table:table-cell table:formula="of:=[.F5]/1000" office:value-type="float" office:value="227.612">
            <text:p>227,61</text:p>
          </table:table-cell>
          <table:table-cell table:formula="of:=AVERAGE([.H$2:.H5])" office:value-type="float" office:value="246.24">
            <text:p>246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116">
            <text:p>59116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50989">
            <text:p>250989</text:p>
          </table:table-cell>
          <table:table-cell/>
          <table:table-cell table:formula="of:=[.F6]/1000" office:value-type="float" office:value="250.989">
            <text:p>250,99</text:p>
          </table:table-cell>
          <table:table-cell table:formula="of:=AVERAGE([.H$2:.H6])" office:value-type="float" office:value="247.1898">
            <text:p>247,1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34511">
            <text:p>134511</text:p>
          </table:table-cell>
          <table:table-cell office:value-type="string">
            <text:p>dacapo.FileDigest.getText:83(1)</text:p>
          </table:table-cell>
          <table:table-cell office:value-type="float" office:value="3837">
            <text:p>3837</text:p>
          </table:table-cell>
          <table:table-cell office:value-type="float" office:value="264729">
            <text:p>264729</text:p>
          </table:table-cell>
          <table:table-cell/>
          <table:table-cell table:formula="of:=[.F7]/1000" office:value-type="float" office:value="264.729">
            <text:p>264,73</text:p>
          </table:table-cell>
          <table:table-cell table:formula="of:=AVERAGE([.H$2:.H7])" office:value-type="float" office:value="250.113">
            <text:p>250,1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1481">
            <text:p>51481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6270">
            <text:p>226270</text:p>
          </table:table-cell>
          <table:table-cell/>
          <table:table-cell table:formula="of:=[.F8]/1000" office:value-type="float" office:value="226.27">
            <text:p>226,27</text:p>
          </table:table-cell>
          <table:table-cell table:formula="of:=AVERAGE([.H$2:.H8])" office:value-type="float" office:value="246.706857142857">
            <text:p>246,7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213">
            <text:p>213</text:p>
          </table:table-cell>
          <table:table-cell office:value-type="string">
            <text:p>sun.nio.cs.Surrogate.is:59(1)</text:p>
          </table:table-cell>
          <table:table-cell office:value-type="float" office:value="3655">
            <text:p>3655</text:p>
          </table:table-cell>
          <table:table-cell office:value-type="float" office:value="229105">
            <text:p>229105</text:p>
          </table:table-cell>
          <table:table-cell/>
          <table:table-cell table:formula="of:=[.F9]/1000" office:value-type="float" office:value="229.105">
            <text:p>229,11</text:p>
          </table:table-cell>
          <table:table-cell table:formula="of:=AVERAGE([.H$2:.H9])" office:value-type="float" office:value="244.506625">
            <text:p>244,5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2957">
            <text:p>102957</text:p>
          </table:table-cell>
          <table:table-cell office:value-type="string">
            <text:p>dacapo.FileDigest.getText:84(1)</text:p>
          </table:table-cell>
          <table:table-cell office:value-type="float" office:value="3837">
            <text:p>3837</text:p>
          </table:table-cell>
          <table:table-cell office:value-type="float" office:value="274431">
            <text:p>274431</text:p>
          </table:table-cell>
          <table:table-cell/>
          <table:table-cell table:formula="of:=[.F10]/1000" office:value-type="float" office:value="274.431">
            <text:p>274,43</text:p>
          </table:table-cell>
          <table:table-cell table:formula="of:=AVERAGE([.H$2:.H10])" office:value-type="float" office:value="247.831555555556">
            <text:p>247,8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0">
            <text:p>590</text:p>
          </table:table-cell>
          <table:table-cell office:value-type="string">
            <text:p>java.io.BufferedReader.readLine:317(1)</text:p>
          </table:table-cell>
          <table:table-cell office:value-type="float" office:value="3837">
            <text:p>3837</text:p>
          </table:table-cell>
          <table:table-cell office:value-type="float" office:value="271726">
            <text:p>271726</text:p>
          </table:table-cell>
          <table:table-cell/>
          <table:table-cell table:formula="of:=[.F11]/1000" office:value-type="float" office:value="271.726">
            <text:p>271,73</text:p>
          </table:table-cell>
          <table:table-cell table:formula="of:=AVERAGE([.H$2:.H11])" office:value-type="float" office:value="250.221">
            <text:p>250,2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1173">
            <text:p>41173</text:p>
          </table:table-cell>
          <table:table-cell office:value-type="string">
            <text:p>java.nio.charset.CharsetEncoder.encode:544(1)</text:p>
          </table:table-cell>
          <table:table-cell office:value-type="float" office:value="3514">
            <text:p>3514</text:p>
          </table:table-cell>
          <table:table-cell office:value-type="float" office:value="228298">
            <text:p>228298</text:p>
          </table:table-cell>
          <table:table-cell/>
          <table:table-cell table:formula="of:=[.F12]/1000" office:value-type="float" office:value="228.298">
            <text:p>228,3</text:p>
          </table:table-cell>
          <table:table-cell table:formula="of:=AVERAGE([.H$2:.H12])" office:value-type="float" office:value="248.228">
            <text:p>248,2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67234">
            <text:p>67234</text:p>
          </table:table-cell>
          <table:table-cell office:value-type="string">
            <text:p>java.io.BufferedReader.readLine:319(1)</text:p>
          </table:table-cell>
          <table:table-cell office:value-type="float" office:value="3837">
            <text:p>3837</text:p>
          </table:table-cell>
          <table:table-cell office:value-type="float" office:value="270912">
            <text:p>270912</text:p>
          </table:table-cell>
          <table:table-cell/>
          <table:table-cell table:formula="of:=[.F13]/1000" office:value-type="float" office:value="270.912">
            <text:p>270,91</text:p>
          </table:table-cell>
          <table:table-cell table:formula="of:=AVERAGE([.H$2:.H13])" office:value-type="float" office:value="250.118333333333">
            <text:p>250,1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263">
            <text:p>9263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2928">
            <text:p>222928</text:p>
          </table:table-cell>
          <table:table-cell/>
          <table:table-cell table:formula="of:=[.F14]/1000" office:value-type="float" office:value="222.928">
            <text:p>222,93</text:p>
          </table:table-cell>
          <table:table-cell table:formula="of:=AVERAGE([.H$2:.H14])" office:value-type="float" office:value="248.026769230769">
            <text:p>248,0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44089">
            <text:p>144089</text:p>
          </table:table-cell>
          <table:table-cell office:value-type="string">
            <text:p>sun.nio.cs.SingleByteEncoder.encodeArrayLoop:73(1)</text:p>
          </table:table-cell>
          <table:table-cell office:value-type="float" office:value="3655">
            <text:p>3655</text:p>
          </table:table-cell>
          <table:table-cell office:value-type="float" office:value="238386">
            <text:p>238386</text:p>
          </table:table-cell>
          <table:table-cell/>
          <table:table-cell table:formula="of:=[.F15]/1000" office:value-type="float" office:value="238.386">
            <text:p>238,39</text:p>
          </table:table-cell>
          <table:table-cell table:formula="of:=AVERAGE([.H$2:.H15])" office:value-type="float" office:value="247.338142857143">
            <text:p>247,3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85537">
            <text:p>85537</text:p>
          </table:table-cell>
          <table:table-cell office:value-type="string">
            <text:p>dacapo.FileDigest.getText:84(1)</text:p>
          </table:table-cell>
          <table:table-cell office:value-type="float" office:value="3837">
            <text:p>3837</text:p>
          </table:table-cell>
          <table:table-cell office:value-type="float" office:value="282447">
            <text:p>282447</text:p>
          </table:table-cell>
          <table:table-cell/>
          <table:table-cell table:formula="of:=[.F16]/1000" office:value-type="float" office:value="282.447">
            <text:p>282,45</text:p>
          </table:table-cell>
          <table:table-cell table:formula="of:=AVERAGE([.H$2:.H16])" office:value-type="float" office:value="249.678733333333">
            <text:p>249,68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23832">
            <text:p>123832</text:p>
          </table:table-cell>
          <table:table-cell office:value-type="string">
            <text:p>sun.nio.cs.SingleByteEncoder.encodeArrayLoop:86(1)</text:p>
          </table:table-cell>
          <table:table-cell office:value-type="float" office:value="4646">
            <text:p>4646</text:p>
          </table:table-cell>
          <table:table-cell office:value-type="float" office:value="230402">
            <text:p>230402</text:p>
          </table:table-cell>
          <table:table-cell/>
          <table:table-cell table:formula="of:=[.F17]/1000" office:value-type="float" office:value="230.402">
            <text:p>230,4</text:p>
          </table:table-cell>
          <table:table-cell table:formula="of:=AVERAGE([.H$2:.H17])" office:value-type="float" office:value="248.4739375">
            <text:p>248,4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401">
            <text:p>174401</text:p>
          </table:table-cell>
          <table:table-cell office:value-type="string">
            <text:p>java.util.zip.ZipFile$1.fill:237(1)</text:p>
          </table:table-cell>
          <table:table-cell office:value-type="float" office:value="3634">
            <text:p>3634</text:p>
          </table:table-cell>
          <table:table-cell office:value-type="float" office:value="209279">
            <text:p>209279</text:p>
          </table:table-cell>
          <table:table-cell/>
          <table:table-cell table:formula="of:=[.F18]/1000" office:value-type="float" office:value="209.279">
            <text:p>209,28</text:p>
          </table:table-cell>
          <table:table-cell table:formula="of:=AVERAGE([.H$2:.H18])" office:value-type="float" office:value="246.168352941176">
            <text:p>246,1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5589">
            <text:p>45589</text:p>
          </table:table-cell>
          <table:table-cell office:value-type="string">
            <text:p>java.io.BufferedReader.readLine:317(1)</text:p>
          </table:table-cell>
          <table:table-cell office:value-type="float" office:value="3837">
            <text:p>3837</text:p>
          </table:table-cell>
          <table:table-cell office:value-type="float" office:value="284296">
            <text:p>284296</text:p>
          </table:table-cell>
          <table:table-cell/>
          <table:table-cell table:formula="of:=[.F19]/1000" office:value-type="float" office:value="284.296">
            <text:p>284,3</text:p>
          </table:table-cell>
          <table:table-cell table:formula="of:=AVERAGE([.H$2:.H19])" office:value-type="float" office:value="248.286555555556">
            <text:p>248,2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0208">
            <text:p>50208</text:p>
          </table:table-cell>
          <table:table-cell office:value-type="string">
            <text:p>sun.nio.cs.SingleByteEncoder.encodeArrayLoop:68(1)</text:p>
          </table:table-cell>
          <table:table-cell office:value-type="float" office:value="3655">
            <text:p>3655</text:p>
          </table:table-cell>
          <table:table-cell office:value-type="float" office:value="228714">
            <text:p>228714</text:p>
          </table:table-cell>
          <table:table-cell/>
          <table:table-cell table:formula="of:=[.F20]/1000" office:value-type="float" office:value="228.714">
            <text:p>228,71</text:p>
          </table:table-cell>
          <table:table-cell table:formula="of:=AVERAGE([.H$2:.H20])" office:value-type="float" office:value="247.256421052632">
            <text:p>247,26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7365">
            <text:p>47365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66997">
            <text:p>266997</text:p>
          </table:table-cell>
          <table:table-cell/>
          <table:table-cell table:formula="of:=[.F21]/1000" office:value-type="float" office:value="266.997">
            <text:p>267</text:p>
          </table:table-cell>
          <table:table-cell table:formula="of:=AVERAGE([.H$2:.H21])" office:value-type="float" office:value="248.24345">
            <text:p>248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569">
            <text:p>174569</text:p>
          </table:table-cell>
          <table:table-cell office:value-type="string">
            <text:p>dacapo.parser.ConfigFileTokenManager.jjMoveNfa_0:725(1)</text:p>
          </table:table-cell>
          <table:table-cell office:value-type="float" office:value="2391">
            <text:p>2391</text:p>
          </table:table-cell>
          <table:table-cell office:value-type="float" office:value="189504">
            <text:p>189504</text:p>
          </table:table-cell>
          <table:table-cell/>
          <table:table-cell table:formula="of:=[.F22]/1000" office:value-type="float" office:value="189.504">
            <text:p>189,5</text:p>
          </table:table-cell>
          <table:table-cell table:formula="of:=AVERAGE([.H$2:.H22])" office:value-type="float" office:value="245.446333333333">
            <text:p>245,4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083">
            <text:p>174083</text:p>
          </table:table-cell>
          <table:table-cell office:value-type="string">
            <text:p>java.io.BufferedOutputStream.flushBuffer:68(1)</text:p>
          </table:table-cell>
          <table:table-cell office:value-type="float" office:value="2686">
            <text:p>2686</text:p>
          </table:table-cell>
          <table:table-cell office:value-type="float" office:value="214438">
            <text:p>214438</text:p>
          </table:table-cell>
          <table:table-cell/>
          <table:table-cell table:formula="of:=[.F23]/1000" office:value-type="float" office:value="214.438">
            <text:p>214,44</text:p>
          </table:table-cell>
          <table:table-cell table:formula="of:=AVERAGE([.H$2:.H23])" office:value-type="float" office:value="244.036863636364">
            <text:p>244,0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1894">
            <text:p>101894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1708">
            <text:p>221708</text:p>
          </table:table-cell>
          <table:table-cell/>
          <table:table-cell table:formula="of:=[.F24]/1000" office:value-type="float" office:value="221.708">
            <text:p>221,71</text:p>
          </table:table-cell>
          <table:table-cell table:formula="of:=AVERAGE([.H$2:.H24])" office:value-type="float" office:value="243.066043478261">
            <text:p>243,0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95">
            <text:p>1795</text:p>
          </table:table-cell>
          <table:table-cell office:value-type="string">
            <text:p>java.io.BufferedReader.ensureOpen:98(1)</text:p>
          </table:table-cell>
          <table:table-cell office:value-type="float" office:value="3838">
            <text:p>3838</text:p>
          </table:table-cell>
          <table:table-cell office:value-type="float" office:value="273619">
            <text:p>273619</text:p>
          </table:table-cell>
          <table:table-cell/>
          <table:table-cell table:formula="of:=[.F25]/1000" office:value-type="float" office:value="273.619">
            <text:p>273,62</text:p>
          </table:table-cell>
          <table:table-cell table:formula="of:=AVERAGE([.H$2:.H25])" office:value-type="float" office:value="244.339083333333">
            <text:p>244,3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1196">
            <text:p>91196</text:p>
          </table:table-cell>
          <table:table-cell office:value-type="string">
            <text:p>sun.nio.cs.SingleByteDecoder.decode:92(1)</text:p>
          </table:table-cell>
          <table:table-cell office:value-type="float" office:value="3837">
            <text:p>3837</text:p>
          </table:table-cell>
          <table:table-cell office:value-type="float" office:value="258203">
            <text:p>258203</text:p>
          </table:table-cell>
          <table:table-cell/>
          <table:table-cell table:formula="of:=[.F26]/1000" office:value-type="float" office:value="258.203">
            <text:p>258,2</text:p>
          </table:table-cell>
          <table:table-cell table:formula="of:=AVERAGE([.H$2:.H26])" office:value-type="float" office:value="244.89364">
            <text:p>244,8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8376">
            <text:p>108376</text:p>
          </table:table-cell>
          <table:table-cell office:value-type="string">
            <text:p>sun.nio.cs.SingleByteEncoder.encodeArrayLoop:83(1)</text:p>
          </table:table-cell>
          <table:table-cell office:value-type="float" office:value="3655">
            <text:p>3655</text:p>
          </table:table-cell>
          <table:table-cell office:value-type="float" office:value="231295">
            <text:p>231295</text:p>
          </table:table-cell>
          <table:table-cell/>
          <table:table-cell table:formula="of:=[.F27]/1000" office:value-type="float" office:value="231.295">
            <text:p>231,3</text:p>
          </table:table-cell>
          <table:table-cell table:formula="of:=AVERAGE([.H$2:.H27])" office:value-type="float" office:value="244.370615384615">
            <text:p>244,3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33436">
            <text:p>133436</text:p>
          </table:table-cell>
          <table:table-cell office:value-type="string">
            <text:p>sun.nio.cs.SingleByteEncoder.encodeArrayLoop:83(1)</text:p>
          </table:table-cell>
          <table:table-cell office:value-type="float" office:value="3655">
            <text:p>3655</text:p>
          </table:table-cell>
          <table:table-cell office:value-type="float" office:value="229207">
            <text:p>229207</text:p>
          </table:table-cell>
          <table:table-cell/>
          <table:table-cell table:formula="of:=[.F28]/1000" office:value-type="float" office:value="229.207">
            <text:p>229,21</text:p>
          </table:table-cell>
          <table:table-cell table:formula="of:=AVERAGE([.H$2:.H28])" office:value-type="float" office:value="243.809">
            <text:p>243,8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2863">
            <text:p>12863</text:p>
          </table:table-cell>
          <table:table-cell office:value-type="string">
            <text:p>sun.nio.cs.SingleByteEncoder.encodeArrayLoop:68(1)</text:p>
          </table:table-cell>
          <table:table-cell office:value-type="float" office:value="3655">
            <text:p>3655</text:p>
          </table:table-cell>
          <table:table-cell office:value-type="float" office:value="227809">
            <text:p>227809</text:p>
          </table:table-cell>
          <table:table-cell/>
          <table:table-cell table:formula="of:=[.F29]/1000" office:value-type="float" office:value="227.809">
            <text:p>227,81</text:p>
          </table:table-cell>
          <table:table-cell table:formula="of:=AVERAGE([.H$2:.H29])" office:value-type="float" office:value="243.237571428571">
            <text:p>243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83302">
            <text:p>83302</text:p>
          </table:table-cell>
          <table:table-cell office:value-type="string">
            <text:p>dacapo.FileDigest.getText:83(1)</text:p>
          </table:table-cell>
          <table:table-cell office:value-type="float" office:value="3837">
            <text:p>3837</text:p>
          </table:table-cell>
          <table:table-cell office:value-type="float" office:value="277596">
            <text:p>277596</text:p>
          </table:table-cell>
          <table:table-cell/>
          <table:table-cell table:formula="of:=[.F30]/1000" office:value-type="float" office:value="277.596">
            <text:p>277,6</text:p>
          </table:table-cell>
          <table:table-cell table:formula="of:=AVERAGE([.H$2:.H30])" office:value-type="float" office:value="244.422344827586">
            <text:p>244,4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313">
            <text:p>59313</text:p>
          </table:table-cell>
          <table:table-cell office:value-type="string">
            <text:p>dacapo.FileDigest.getText:82(1)</text:p>
          </table:table-cell>
          <table:table-cell office:value-type="float" office:value="3839">
            <text:p>3839</text:p>
          </table:table-cell>
          <table:table-cell office:value-type="float" office:value="262469">
            <text:p>262469</text:p>
          </table:table-cell>
          <table:table-cell/>
          <table:table-cell table:formula="of:=[.F31]/1000" office:value-type="float" office:value="262.469">
            <text:p>262,47</text:p>
          </table:table-cell>
          <table:table-cell table:formula="of:=AVERAGE([.H$2:.H31])" office:value-type="float" office:value="245.0239">
            <text:p>245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37.119903225806">
            <text:p>237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29.70990625">
            <text:p>229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22.749">
            <text:p>222,75</text:p>
          </table:table-cell>
        </table:table-row>
      </table:table>
      <table:table table:name="pmd" table:style-name="ta1" table:print="false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pmd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3077">
            <text:p>13077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7190">
            <text:p>7190</text:p>
          </table:table-cell>
          <table:table-cell office:value-type="float" office:value="111534">
            <text:p>111534</text:p>
          </table:table-cell>
          <table:table-cell/>
          <table:table-cell table:formula="of:=[.F2]/1000" office:value-type="float" office:value="111.534">
            <text:p>111,53</text:p>
          </table:table-cell>
          <table:table-cell table:formula="of:=AVERAGE([.H$2:.H2])" office:value-type="float" office:value="111.534">
            <text:p>111,5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276">
            <text:p>7276</text:p>
          </table:table-cell>
          <table:table-cell office:value-type="string">
            <text:p>java.util.Stack.pop:65(1)</text:p>
          </table:table-cell>
          <table:table-cell office:value-type="float" office:value="17134">
            <text:p>17134</text:p>
          </table:table-cell>
          <table:table-cell office:value-type="float" office:value="324387">
            <text:p>324387</text:p>
          </table:table-cell>
          <table:table-cell/>
          <table:table-cell table:formula="of:=[.F3]/1000" office:value-type="float" office:value="324.387">
            <text:p>324,39</text:p>
          </table:table-cell>
          <table:table-cell table:formula="of:=AVERAGE([.H$2:.H3])" office:value-type="float" office:value="217.9605">
            <text:p>217,96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860">
            <text:p>5860</text:p>
          </table:table-cell>
          <table:table-cell office:value-type="string">
            <text:p>org.jaxen.expr.IdentitySet$IdentityWrapper.&lt;init&gt;:81(1)</text:p>
          </table:table-cell>
          <table:table-cell office:value-type="float" office:value="17197">
            <text:p>17197</text:p>
          </table:table-cell>
          <table:table-cell office:value-type="float" office:value="332669">
            <text:p>332669</text:p>
          </table:table-cell>
          <table:table-cell/>
          <table:table-cell table:formula="of:=[.F4]/1000" office:value-type="float" office:value="332.669">
            <text:p>332,67</text:p>
          </table:table-cell>
          <table:table-cell table:formula="of:=AVERAGE([.H$2:.H4])" office:value-type="float" office:value="256.196666666667">
            <text:p>256,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5761">
            <text:p>15761</text:p>
          </table:table-cell>
          <table:table-cell office:value-type="string">
            <text:p>dacapo.parser.ConfigFile.jj_ntk:483(1)</text:p>
          </table:table-cell>
          <table:table-cell office:value-type="float" office:value="2234">
            <text:p>2234</text:p>
          </table:table-cell>
          <table:table-cell office:value-type="float" office:value="34765">
            <text:p>34765</text:p>
          </table:table-cell>
          <table:table-cell/>
          <table:table-cell table:formula="of:=[.F5]/1000" office:value-type="float" office:value="34.765">
            <text:p>34,77</text:p>
          </table:table-cell>
          <table:table-cell table:formula="of:=AVERAGE([.H$2:.H5])" office:value-type="float" office:value="200.83875">
            <text:p>200,8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940">
            <text:p>9940</text:p>
          </table:table-cell>
          <table:table-cell office:value-type="string">
            <text:p>org.apache.xerces.dom.NodeImpl.needsSyncChildren:-1(1)</text:p>
          </table:table-cell>
          <table:table-cell office:value-type="float" office:value="9173">
            <text:p>9173</text:p>
          </table:table-cell>
          <table:table-cell office:value-type="float" office:value="105216">
            <text:p>105216</text:p>
          </table:table-cell>
          <table:table-cell/>
          <table:table-cell table:formula="of:=[.F6]/1000" office:value-type="float" office:value="105.216">
            <text:p>105,22</text:p>
          </table:table-cell>
          <table:table-cell table:formula="of:=AVERAGE([.H$2:.H6])" office:value-type="float" office:value="181.7142">
            <text:p>181,7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028">
            <text:p>7028</text:p>
          </table:table-cell>
          <table:table-cell office:value-type="string">
            <text:p>org.jaxen.saxpath.base.XPathReader.LT:1086(1)</text:p>
          </table:table-cell>
          <table:table-cell office:value-type="float" office:value="11365">
            <text:p>11365</text:p>
          </table:table-cell>
          <table:table-cell office:value-type="float" office:value="293646">
            <text:p>293646</text:p>
          </table:table-cell>
          <table:table-cell/>
          <table:table-cell table:formula="of:=[.F7]/1000" office:value-type="float" office:value="293.646">
            <text:p>293,65</text:p>
          </table:table-cell>
          <table:table-cell table:formula="of:=AVERAGE([.H$2:.H7])" office:value-type="float" office:value="200.3695">
            <text:p>200,3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0304">
            <text:p>10304</text:p>
          </table:table-cell>
          <table:table-cell office:value-type="string">
            <text:p>org.apache.xerces.impl.XMLEntityScanner.scanLiteral:-1(1)</text:p>
          </table:table-cell>
          <table:table-cell office:value-type="float" office:value="7177">
            <text:p>7177</text:p>
          </table:table-cell>
          <table:table-cell office:value-type="float" office:value="102830">
            <text:p>102830</text:p>
          </table:table-cell>
          <table:table-cell/>
          <table:table-cell table:formula="of:=[.F8]/1000" office:value-type="float" office:value="102.83">
            <text:p>102,83</text:p>
          </table:table-cell>
          <table:table-cell table:formula="of:=AVERAGE([.H$2:.H8])" office:value-type="float" office:value="186.435285714286">
            <text:p>186,4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262">
            <text:p>3262</text:p>
          </table:table-cell>
          <table:table-cell office:value-type="string">
            <text:p>org.jaxen.expr.DefaultNameStep.matches:314(1)</text:p>
          </table:table-cell>
          <table:table-cell office:value-type="float" office:value="17461">
            <text:p>17461</text:p>
          </table:table-cell>
          <table:table-cell office:value-type="float" office:value="319724">
            <text:p>319724</text:p>
          </table:table-cell>
          <table:table-cell/>
          <table:table-cell table:formula="of:=[.F9]/1000" office:value-type="float" office:value="319.724">
            <text:p>319,72</text:p>
          </table:table-cell>
          <table:table-cell table:formula="of:=AVERAGE([.H$2:.H9])" office:value-type="float" office:value="203.096375">
            <text:p>203,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2815">
            <text:p>2815</text:p>
          </table:table-cell>
          <table:table-cell office:value-type="string">
            <text:p>java.util.LinkedList$Entry.&lt;init&gt;:772(1)</text:p>
          </table:table-cell>
          <table:table-cell office:value-type="float" office:value="11508">
            <text:p>11508</text:p>
          </table:table-cell>
          <table:table-cell office:value-type="float" office:value="299502">
            <text:p>299502</text:p>
          </table:table-cell>
          <table:table-cell/>
          <table:table-cell table:formula="of:=[.F10]/1000" office:value-type="float" office:value="299.502">
            <text:p>299,5</text:p>
          </table:table-cell>
          <table:table-cell table:formula="of:=AVERAGE([.H$2:.H10])" office:value-type="float" office:value="213.808111111111">
            <text:p>213,8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154">
            <text:p>6154</text:p>
          </table:table-cell>
          <table:table-cell office:value-type="string">
            <text:p>java.util.AbstractCollection.&lt;init&gt;:49(1)</text:p>
          </table:table-cell>
          <table:table-cell office:value-type="float" office:value="71">
            <text:p>71</text:p>
          </table:table-cell>
          <table:table-cell office:value-type="float" office:value="25114">
            <text:p>25114</text:p>
          </table:table-cell>
          <table:table-cell/>
          <table:table-cell table:formula="of:=[.F11]/1000" office:value-type="float" office:value="25.114">
            <text:p>25,11</text:p>
          </table:table-cell>
          <table:table-cell table:formula="of:=AVERAGE([.H$2:.H11])" office:value-type="float" office:value="194.9387">
            <text:p>194,9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885">
            <text:p>9885</text:p>
          </table:table-cell>
          <table:table-cell office:value-type="string">
            <text:p>org.apache.xerces.dom.DeferredDocumentImpl.clearChunkValue:-1(1)</text:p>
          </table:table-cell>
          <table:table-cell office:value-type="float" office:value="9241">
            <text:p>9241</text:p>
          </table:table-cell>
          <table:table-cell office:value-type="float" office:value="112042">
            <text:p>112042</text:p>
          </table:table-cell>
          <table:table-cell/>
          <table:table-cell table:formula="of:=[.F12]/1000" office:value-type="float" office:value="112.042">
            <text:p>112,04</text:p>
          </table:table-cell>
          <table:table-cell table:formula="of:=AVERAGE([.H$2:.H12])" office:value-type="float" office:value="187.402636363636">
            <text:p>187,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0585">
            <text:p>10585</text:p>
          </table:table-cell>
          <table:table-cell office:value-type="string">
            <text:p>org.apache.xerces.impl.io.UTF8Reader.read:-1(1)</text:p>
          </table:table-cell>
          <table:table-cell office:value-type="float" office:value="7199">
            <text:p>7199</text:p>
          </table:table-cell>
          <table:table-cell office:value-type="float" office:value="113387">
            <text:p>113387</text:p>
          </table:table-cell>
          <table:table-cell/>
          <table:table-cell table:formula="of:=[.F13]/1000" office:value-type="float" office:value="113.387">
            <text:p>113,39</text:p>
          </table:table-cell>
          <table:table-cell table:formula="of:=AVERAGE([.H$2:.H13])" office:value-type="float" office:value="181.234666666667">
            <text:p>181,2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685">
            <text:p>9685</text:p>
          </table:table-cell>
          <table:table-cell office:value-type="string">
            <text:p>org.apache.xerces.dom.ParentNode.nodeListGetLength:-1(1)</text:p>
          </table:table-cell>
          <table:table-cell office:value-type="float" office:value="8368">
            <text:p>8368</text:p>
          </table:table-cell>
          <table:table-cell office:value-type="float" office:value="113747">
            <text:p>113747</text:p>
          </table:table-cell>
          <table:table-cell/>
          <table:table-cell table:formula="of:=[.F14]/1000" office:value-type="float" office:value="113.747">
            <text:p>113,75</text:p>
          </table:table-cell>
          <table:table-cell table:formula="of:=AVERAGE([.H$2:.H14])" office:value-type="float" office:value="176.043307692308">
            <text:p>176,0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659">
            <text:p>6659</text:p>
          </table:table-cell>
          <table:table-cell office:value-type="string">
            <text:p>org.jaxen.saxpath.base.XPathLexer.isIdentifierChar:987(1)</text:p>
          </table:table-cell>
          <table:table-cell office:value-type="float" office:value="11362">
            <text:p>11362</text:p>
          </table:table-cell>
          <table:table-cell office:value-type="float" office:value="290177">
            <text:p>290177</text:p>
          </table:table-cell>
          <table:table-cell/>
          <table:table-cell table:formula="of:=[.F15]/1000" office:value-type="float" office:value="290.177">
            <text:p>290,18</text:p>
          </table:table-cell>
          <table:table-cell table:formula="of:=AVERAGE([.H$2:.H15])" office:value-type="float" office:value="184.195714285714">
            <text:p>184,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507">
            <text:p>5507</text:p>
          </table:table-cell>
          <table:table-cell office:value-type="string">
            <text:p>java.lang.Class$MethodArray.addIfNotPresent:2469(1)</text:p>
          </table:table-cell>
          <table:table-cell office:value-type="float" office:value="18593">
            <text:p>18593</text:p>
          </table:table-cell>
          <table:table-cell office:value-type="float" office:value="322857">
            <text:p>322857</text:p>
          </table:table-cell>
          <table:table-cell/>
          <table:table-cell table:formula="of:=[.F16]/1000" office:value-type="float" office:value="322.857">
            <text:p>322,86</text:p>
          </table:table-cell>
          <table:table-cell table:formula="of:=AVERAGE([.H$2:.H16])" office:value-type="float" office:value="193.4398">
            <text:p>193,4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4184">
            <text:p>4184</text:p>
          </table:table-cell>
          <table:table-cell office:value-type="string">
            <text:p>java.util.LinkedList.entry:369(1)</text:p>
          </table:table-cell>
          <table:table-cell office:value-type="float" office:value="11362">
            <text:p>11362</text:p>
          </table:table-cell>
          <table:table-cell office:value-type="float" office:value="299980">
            <text:p>299980</text:p>
          </table:table-cell>
          <table:table-cell/>
          <table:table-cell table:formula="of:=[.F17]/1000" office:value-type="float" office:value="299.98">
            <text:p>299,98</text:p>
          </table:table-cell>
          <table:table-cell table:formula="of:=AVERAGE([.H$2:.H17])" office:value-type="float" office:value="200.0985625">
            <text:p>200,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116">
            <text:p>11116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7190">
            <text:p>7190</text:p>
          </table:table-cell>
          <table:table-cell office:value-type="float" office:value="109784">
            <text:p>109784</text:p>
          </table:table-cell>
          <table:table-cell/>
          <table:table-cell table:formula="of:=[.F18]/1000" office:value-type="float" office:value="109.784">
            <text:p>109,78</text:p>
          </table:table-cell>
          <table:table-cell table:formula="of:=AVERAGE([.H$2:.H18])" office:value-type="float" office:value="194.785941176471">
            <text:p>194,7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294">
            <text:p>11294</text:p>
          </table:table-cell>
          <table:table-cell office:value-type="string">
            <text:p>org.apache.xerces.util.XMLChar.isContent:-1(1)</text:p>
          </table:table-cell>
          <table:table-cell office:value-type="float" office:value="7171">
            <text:p>7171</text:p>
          </table:table-cell>
          <table:table-cell office:value-type="float" office:value="110317">
            <text:p>110317</text:p>
          </table:table-cell>
          <table:table-cell/>
          <table:table-cell table:formula="of:=[.F19]/1000" office:value-type="float" office:value="110.317">
            <text:p>110,32</text:p>
          </table:table-cell>
          <table:table-cell table:formula="of:=AVERAGE([.H$2:.H19])" office:value-type="float" office:value="190.093222222222">
            <text:p>190,0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048">
            <text:p>6048</text:p>
          </table:table-cell>
          <table:table-cell office:value-type="string">
            <text:p>org.jaxen.saxpath.base.XPathReader.LT:1078(1)</text:p>
          </table:table-cell>
          <table:table-cell office:value-type="float" office:value="10152">
            <text:p>10152</text:p>
          </table:table-cell>
          <table:table-cell office:value-type="float" office:value="112567">
            <text:p>112567</text:p>
          </table:table-cell>
          <table:table-cell/>
          <table:table-cell table:formula="of:=[.F20]/1000" office:value-type="float" office:value="112.567">
            <text:p>112,57</text:p>
          </table:table-cell>
          <table:table-cell table:formula="of:=AVERAGE([.H$2:.H20])" office:value-type="float" office:value="186.012894736842">
            <text:p>186,0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38">
            <text:p>1138</text:p>
          </table:table-cell>
          <table:table-cell office:value-type="string">
            <text:p>java.util.LinkedList.entry:370(1)</text:p>
          </table:table-cell>
          <table:table-cell office:value-type="float" office:value="11362">
            <text:p>11362</text:p>
          </table:table-cell>
          <table:table-cell office:value-type="float" office:value="327304">
            <text:p>327304</text:p>
          </table:table-cell>
          <table:table-cell/>
          <table:table-cell table:formula="of:=[.F21]/1000" office:value-type="float" office:value="327.304">
            <text:p>327,3</text:p>
          </table:table-cell>
          <table:table-cell table:formula="of:=AVERAGE([.H$2:.H21])" office:value-type="float" office:value="193.07745">
            <text:p>193,0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720">
            <text:p>1720</text:p>
          </table:table-cell>
          <table:table-cell office:value-type="string">
            <text:p>org.jaxen.saxpath.base.Verifier.isXMLLetter:186(1)</text:p>
          </table:table-cell>
          <table:table-cell office:value-type="float" office:value="11752">
            <text:p>11752</text:p>
          </table:table-cell>
          <table:table-cell office:value-type="float" office:value="341910">
            <text:p>341910</text:p>
          </table:table-cell>
          <table:table-cell/>
          <table:table-cell table:formula="of:=[.F22]/1000" office:value-type="float" office:value="341.91">
            <text:p>341,91</text:p>
          </table:table-cell>
          <table:table-cell table:formula="of:=AVERAGE([.H$2:.H22])" office:value-type="float" office:value="200.164714285714">
            <text:p>200,16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996">
            <text:p>3996</text:p>
          </table:table-cell>
          <table:table-cell office:value-type="string">
            <text:p>org.jaxen.saxpath.base.XPathLexer.nextToken:299(1)</text:p>
          </table:table-cell>
          <table:table-cell office:value-type="float" office:value="11375">
            <text:p>11375</text:p>
          </table:table-cell>
          <table:table-cell office:value-type="float" office:value="323953">
            <text:p>323953</text:p>
          </table:table-cell>
          <table:table-cell/>
          <table:table-cell table:formula="of:=[.F23]/1000" office:value-type="float" office:value="323.953">
            <text:p>323,95</text:p>
          </table:table-cell>
          <table:table-cell table:formula="of:=AVERAGE([.H$2:.H23])" office:value-type="float" office:value="205.791454545455">
            <text:p>205,7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478">
            <text:p>3478</text:p>
          </table:table-cell>
          <table:table-cell office:value-type="string">
            <text:p>org.jaxen.expr.IdentitySet.contains:74(1)</text:p>
          </table:table-cell>
          <table:table-cell office:value-type="float" office:value="17140">
            <text:p>17140</text:p>
          </table:table-cell>
          <table:table-cell office:value-type="float" office:value="360605">
            <text:p>360605</text:p>
          </table:table-cell>
          <table:table-cell/>
          <table:table-cell table:formula="of:=[.F24]/1000" office:value-type="float" office:value="360.605">
            <text:p>360,61</text:p>
          </table:table-cell>
          <table:table-cell table:formula="of:=AVERAGE([.H$2:.H24])" office:value-type="float" office:value="212.52247826087">
            <text:p>212,5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2374">
            <text:p>2374</text:p>
          </table:table-cell>
          <table:table-cell office:value-type="string">
            <text:p>java.util.HashMap.indexFor:259(1)</text:p>
          </table:table-cell>
          <table:table-cell office:value-type="float" office:value="3271">
            <text:p>3271</text:p>
          </table:table-cell>
          <table:table-cell office:value-type="float" office:value="47994">
            <text:p>47994</text:p>
          </table:table-cell>
          <table:table-cell/>
          <table:table-cell table:formula="of:=[.F25]/1000" office:value-type="float" office:value="47.994">
            <text:p>47,99</text:p>
          </table:table-cell>
          <table:table-cell table:formula="of:=AVERAGE([.H$2:.H25])" office:value-type="float" office:value="205.667125">
            <text:p>205,6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4168">
            <text:p>4168</text:p>
          </table:table-cell>
          <table:table-cell office:value-type="string">
            <text:p>org.jaxen.saxpath.base.Token.&lt;init&gt;:79(1)</text:p>
          </table:table-cell>
          <table:table-cell office:value-type="float" office:value="11374">
            <text:p>11374</text:p>
          </table:table-cell>
          <table:table-cell office:value-type="float" office:value="300899">
            <text:p>300899</text:p>
          </table:table-cell>
          <table:table-cell/>
          <table:table-cell table:formula="of:=[.F26]/1000" office:value-type="float" office:value="300.899">
            <text:p>300,9</text:p>
          </table:table-cell>
          <table:table-cell table:formula="of:=AVERAGE([.H$2:.H26])" office:value-type="float" office:value="209.4764">
            <text:p>209,4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181">
            <text:p>7181</text:p>
          </table:table-cell>
          <table:table-cell office:value-type="string">
            <text:p>java.util.LinkedList.addBefore:778(1)</text:p>
          </table:table-cell>
          <table:table-cell office:value-type="float" office:value="11512">
            <text:p>11512</text:p>
          </table:table-cell>
          <table:table-cell office:value-type="float" office:value="310048">
            <text:p>310048</text:p>
          </table:table-cell>
          <table:table-cell/>
          <table:table-cell table:formula="of:=[.F27]/1000" office:value-type="float" office:value="310.048">
            <text:p>310,05</text:p>
          </table:table-cell>
          <table:table-cell table:formula="of:=AVERAGE([.H$2:.H27])" office:value-type="float" office:value="213.344538461538">
            <text:p>213,3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164">
            <text:p>5164</text:p>
          </table:table-cell>
          <table:table-cell office:value-type="string">
            <text:p>java.lang.Class$MethodArray.addIfNotPresent:2469(1)</text:p>
          </table:table-cell>
          <table:table-cell office:value-type="float" office:value="18593">
            <text:p>18593</text:p>
          </table:table-cell>
          <table:table-cell office:value-type="float" office:value="316927">
            <text:p>316927</text:p>
          </table:table-cell>
          <table:table-cell/>
          <table:table-cell table:formula="of:=[.F28]/1000" office:value-type="float" office:value="316.927">
            <text:p>316,93</text:p>
          </table:table-cell>
          <table:table-cell table:formula="of:=AVERAGE([.H$2:.H28])" office:value-type="float" office:value="217.180925925926">
            <text:p>217,1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4920">
            <text:p>14920</text:p>
          </table:table-cell>
          <table:table-cell office:value-type="string">
            <text:p>java.io.Win32FileSystem.normalize:119(1)</text:p>
          </table:table-cell>
          <table:table-cell office:value-type="float" office:value="3277">
            <text:p>3277</text:p>
          </table:table-cell>
          <table:table-cell office:value-type="float" office:value="38787">
            <text:p>38787</text:p>
          </table:table-cell>
          <table:table-cell/>
          <table:table-cell table:formula="of:=[.F29]/1000" office:value-type="float" office:value="38.787">
            <text:p>38,79</text:p>
          </table:table-cell>
          <table:table-cell table:formula="of:=AVERAGE([.H$2:.H29])" office:value-type="float" office:value="210.809714285714">
            <text:p>210,8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4542">
            <text:p>14542</text:p>
          </table:table-cell>
          <table:table-cell office:value-type="string">
            <text:p>java.lang.AbstractStringBuilder.append:570(1)</text:p>
          </table:table-cell>
          <table:table-cell office:value-type="float" office:value="4159">
            <text:p>4159</text:p>
          </table:table-cell>
          <table:table-cell office:value-type="float" office:value="48833">
            <text:p>48833</text:p>
          </table:table-cell>
          <table:table-cell/>
          <table:table-cell table:formula="of:=[.F30]/1000" office:value-type="float" office:value="48.833">
            <text:p>48,83</text:p>
          </table:table-cell>
          <table:table-cell table:formula="of:=AVERAGE([.H$2:.H30])" office:value-type="float" office:value="205.224310344828">
            <text:p>205,2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244">
            <text:p>7244</text:p>
          </table:table-cell>
          <table:table-cell office:value-type="string">
            <text:p>java.util.ArrayList.addAll:474(1)</text:p>
          </table:table-cell>
          <table:table-cell office:value-type="float" office:value="20471">
            <text:p>20471</text:p>
          </table:table-cell>
          <table:table-cell office:value-type="float" office:value="375333">
            <text:p>375333</text:p>
          </table:table-cell>
          <table:table-cell/>
          <table:table-cell table:formula="of:=[.F31]/1000" office:value-type="float" office:value="375.333">
            <text:p>375,33</text:p>
          </table:table-cell>
          <table:table-cell table:formula="of:=AVERAGE([.H$2:.H31])" office:value-type="float" office:value="210.8946">
            <text:p>210,8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3361">
            <text:p>13361</text:p>
          </table:table-cell>
          <table:table-cell office:value-type="string">
            <text:p>java.lang.AbstractStringBuilder.append:573(1)</text:p>
          </table:table-cell>
          <table:table-cell office:value-type="float" office:value="4162">
            <text:p>4162</text:p>
          </table:table-cell>
          <table:table-cell office:value-type="float" office:value="46444">
            <text:p>46444</text:p>
          </table:table-cell>
          <table:table-cell/>
          <table:table-cell table:formula="of:=[.F32]/1000" office:value-type="float" office:value="46.444">
            <text:p>46,44</text:p>
          </table:table-cell>
          <table:table-cell table:formula="of:=AVERAGE([.H$2:.H32])" office:value-type="float" office:value="205.589741935484">
            <text:p>205,5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507">
            <text:p>11507</text:p>
          </table:table-cell>
          <table:table-cell office:value-type="string">
            <text:p>org.apache.xerces.impl.XMLEntityScanner.scanData:-1(1)</text:p>
          </table:table-cell>
          <table:table-cell office:value-type="float" office:value="7191">
            <text:p>7191</text:p>
          </table:table-cell>
          <table:table-cell office:value-type="float" office:value="113997">
            <text:p>113997</text:p>
          </table:table-cell>
          <table:table-cell/>
          <table:table-cell table:formula="of:=[.F33]/1000" office:value-type="float" office:value="113.997">
            <text:p>114</text:p>
          </table:table-cell>
          <table:table-cell table:formula="of:=AVERAGE([.H$2:.H33])" office:value-type="float" office:value="202.72746875">
            <text:p>202,7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617">
            <text:p>6617</text:p>
          </table:table-cell>
          <table:table-cell office:value-type="string">
            <text:p>java.util.LinkedList.remove:790(1)</text:p>
          </table:table-cell>
          <table:table-cell office:value-type="float" office:value="11487">
            <text:p>11487</text:p>
          </table:table-cell>
          <table:table-cell office:value-type="float" office:value="323721">
            <text:p>323721</text:p>
          </table:table-cell>
          <table:table-cell/>
          <table:table-cell table:formula="of:=[.F34]/1000" office:value-type="float" office:value="323.721">
            <text:p>323,72</text:p>
          </table:table-cell>
          <table:table-cell table:formula="of:=AVERAGE([.H$2:.H34])" office:value-type="float" office:value="206.393939393939">
            <text:p>206,3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2479">
            <text:p>12479</text:p>
          </table:table-cell>
          <table:table-cell office:value-type="string">
            <text:p>org.apache.xerces.util.XMLStringBuffer.append:-1(1)</text:p>
          </table:table-cell>
          <table:table-cell office:value-type="float" office:value="7195">
            <text:p>7195</text:p>
          </table:table-cell>
          <table:table-cell office:value-type="float" office:value="110341">
            <text:p>110341</text:p>
          </table:table-cell>
          <table:table-cell/>
          <table:table-cell table:formula="of:=[.F35]/1000" office:value-type="float" office:value="110.341">
            <text:p>110,34</text:p>
          </table:table-cell>
          <table:table-cell table:formula="of:=AVERAGE([.H$2:.H35])" office:value-type="float" office:value="203.568852941176">
            <text:p>203,5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767">
            <text:p>9767</text:p>
          </table:table-cell>
          <table:table-cell office:value-type="string">
            <text:p>java.lang.StringBuffer.append:224(1)</text:p>
          </table:table-cell>
          <table:table-cell office:value-type="float" office:value="3225">
            <text:p>3225</text:p>
          </table:table-cell>
          <table:table-cell office:value-type="float" office:value="48701">
            <text:p>48701</text:p>
          </table:table-cell>
          <table:table-cell/>
          <table:table-cell table:formula="of:=[.F36]/1000" office:value-type="float" office:value="48.701">
            <text:p>48,7</text:p>
          </table:table-cell>
          <table:table-cell table:formula="of:=AVERAGE([.H$2:.H36])" office:value-type="float" office:value="199.144057142857">
            <text:p>199,1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740">
            <text:p>3740</text:p>
          </table:table-cell>
          <table:table-cell office:value-type="string">
            <text:p>net.sourceforge.pmd.jaxen.NodeIterator.hasNext:23(1)</text:p>
          </table:table-cell>
          <table:table-cell office:value-type="float" office:value="17448">
            <text:p>17448</text:p>
          </table:table-cell>
          <table:table-cell office:value-type="float" office:value="328470">
            <text:p>328470</text:p>
          </table:table-cell>
          <table:table-cell/>
          <table:table-cell table:formula="of:=[.F37]/1000" office:value-type="float" office:value="328.47">
            <text:p>328,47</text:p>
          </table:table-cell>
          <table:table-cell table:formula="of:=AVERAGE([.H$2:.H37])" office:value-type="float" office:value="202.736444444444">
            <text:p>202,7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5556">
            <text:p>15556</text:p>
          </table:table-cell>
          <table:table-cell office:value-type="string">
            <text:p>dacapo.parser.SimpleCharStream.BeginToken:130(1)</text:p>
          </table:table-cell>
          <table:table-cell office:value-type="float" office:value="2234">
            <text:p>2234</text:p>
          </table:table-cell>
          <table:table-cell office:value-type="float" office:value="37125">
            <text:p>37125</text:p>
          </table:table-cell>
          <table:table-cell/>
          <table:table-cell table:formula="of:=[.F38]/1000" office:value-type="float" office:value="37.125">
            <text:p>37,13</text:p>
          </table:table-cell>
          <table:table-cell table:formula="of:=AVERAGE([.H$2:.H38])" office:value-type="float" office:value="198.260459459459">
            <text:p>198,2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9]/1000" office:value-type="float" office:value="0">
            <text:p>0</text:p>
          </table:table-cell>
          <table:table-cell table:formula="of:=AVERAGE([.H$2:.H39])" office:value-type="float" office:value="193.043078947368">
            <text:p>193,0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0]/1000" office:value-type="float" office:value="0">
            <text:p>0</text:p>
          </table:table-cell>
          <table:table-cell table:formula="of:=AVERAGE([.H$2:.H40])" office:value-type="float" office:value="188.093256410256">
            <text:p>188,0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1]/1000" office:value-type="float" office:value="0">
            <text:p>0</text:p>
          </table:table-cell>
          <table:table-cell table:formula="of:=AVERAGE([.H$2:.H41])" office:value-type="float" office:value="183.390925">
            <text:p>183,3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2]/1000" office:value-type="float" office:value="0">
            <text:p>0</text:p>
          </table:table-cell>
          <table:table-cell table:formula="of:=AVERAGE([.H$2:.H42])" office:value-type="float" office:value="178.917975609756">
            <text:p>178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3]/1000" office:value-type="float" office:value="0">
            <text:p>0</text:p>
          </table:table-cell>
          <table:table-cell table:formula="of:=AVERAGE([.H$2:.H43])" office:value-type="float" office:value="174.658023809524">
            <text:p>174,6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4]/1000" office:value-type="float" office:value="0">
            <text:p>0</text:p>
          </table:table-cell>
          <table:table-cell table:formula="of:=AVERAGE([.H$2:.H44])" office:value-type="float" office:value="170.596209302326">
            <text:p>170,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5]/1000" office:value-type="float" office:value="0">
            <text:p>0</text:p>
          </table:table-cell>
          <table:table-cell table:formula="of:=AVERAGE([.H$2:.H45])" office:value-type="float" office:value="166.719022727273">
            <text:p>166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6]/1000" office:value-type="float" office:value="0">
            <text:p>0</text:p>
          </table:table-cell>
          <table:table-cell table:formula="of:=AVERAGE([.H$2:.H46])" office:value-type="float" office:value="163.014155555556">
            <text:p>163,0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7]/1000" office:value-type="float" office:value="0">
            <text:p>0</text:p>
          </table:table-cell>
          <table:table-cell table:formula="of:=AVERAGE([.H$2:.H47])" office:value-type="float" office:value="159.470369565217">
            <text:p>159,4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8]/1000" office:value-type="float" office:value="0">
            <text:p>0</text:p>
          </table:table-cell>
          <table:table-cell table:formula="of:=AVERAGE([.H$2:.H48])" office:value-type="float" office:value="156.077382978723">
            <text:p>156,0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9]/1000" office:value-type="float" office:value="0">
            <text:p>0</text:p>
          </table:table-cell>
          <table:table-cell table:formula="of:=AVERAGE([.H$2:.H49])" office:value-type="float" office:value="152.825770833333">
            <text:p>152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0]/1000" office:value-type="float" office:value="0">
            <text:p>0</text:p>
          </table:table-cell>
          <table:table-cell table:formula="of:=AVERAGE([.H$2:.H50])" office:value-type="float" office:value="149.70687755102">
            <text:p>149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1]/1000" office:value-type="float" office:value="0">
            <text:p>0</text:p>
          </table:table-cell>
          <table:table-cell table:formula="of:=AVERAGE([.H$2:.H51])" office:value-type="float" office:value="146.71274">
            <text:p>146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2]/1000" office:value-type="float" office:value="0">
            <text:p>0</text:p>
          </table:table-cell>
          <table:table-cell table:formula="of:=AVERAGE([.H$2:.H52])" office:value-type="float" office:value="143.836019607843">
            <text:p>143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3]/1000" office:value-type="float" office:value="0">
            <text:p>0</text:p>
          </table:table-cell>
          <table:table-cell table:formula="of:=AVERAGE([.H$2:.H53])" office:value-type="float" office:value="141.069942307692">
            <text:p>141,07</text:p>
          </table:table-cell>
        </table:table-row>
      </table:table>
      <table:table table:name="xalan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xalan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xalan.log</text:p>
          </table:table-cell>
          <table:table-cell office:value-type="float" office:value="19108">
            <text:p>19108</text:p>
          </table:table-cell>
          <table:table-cell office:value-type="float" office:value="16071">
            <text:p>16071</text:p>
          </table:table-cell>
          <table:table-cell office:value-type="string">
            <text:p>org.apache.xerces.util.XMLChar.isInvalid:-1(1)</text:p>
          </table:table-cell>
          <table:table-cell office:value-type="float" office:value="140">
            <text:p>140</text:p>
          </table:table-cell>
          <table:table-cell office:value-type="float" office:value="3172178">
            <text:p>3172178</text:p>
          </table:table-cell>
          <table:table-cell/>
          <table:table-cell table:formula="of:=[.F2]/1000" office:value-type="float" office:value="3172.178">
            <text:p>3172,18</text:p>
          </table:table-cell>
          <table:table-cell table:formula="of:=AVERAGE([.H$2:.H2])" office:value-type="float" office:value="3172.178">
            <text:p>3172,18</text:p>
          </table:table-cell>
        </table:table-row>
        <table:table-row table:style-name="ro1">
          <table:table-cell office:value-type="string">
            <text:p>trace_xalan.log</text:p>
          </table:table-cell>
          <table:table-cell office:value-type="float" office:value="19108">
            <text:p>19108</text:p>
          </table:table-cell>
          <table:table-cell office:value-type="float" office:value="14348">
            <text:p>14348</text:p>
          </table:table-cell>
          <table:table-cell office:value-type="string">
            <text:p>org.apache.xerces.impl.io.UTF8Reader.read:-1(1)</text:p>
          </table:table-cell>
          <table:table-cell office:value-type="float" office:value="17076">
            <text:p>17076</text:p>
          </table:table-cell>
          <table:table-cell office:value-type="float" office:value="3095377">
            <text:p>3095377</text:p>
          </table:table-cell>
          <table:table-cell/>
          <table:table-cell table:formula="of:=[.F3]/1000" office:value-type="float" office:value="3095.377">
            <text:p>3095,38</text:p>
          </table:table-cell>
          <table:table-cell table:formula="of:=AVERAGE([.H$2:.H3])" office:value-type="float" office:value="3133.7775">
            <text:p>3133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]/1000" office:value-type="float" office:value="0">
            <text:p>0</text:p>
          </table:table-cell>
          <table:table-cell table:formula="of:=AVERAGE([.H$2:.H4])" office:value-type="float" office:value="2089.185">
            <text:p>2089,1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]/1000" office:value-type="float" office:value="0">
            <text:p>0</text:p>
          </table:table-cell>
          <table:table-cell table:formula="of:=AVERAGE([.H$2:.H5])" office:value-type="float" office:value="1566.88875">
            <text:p>1566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6]/1000" office:value-type="float" office:value="0">
            <text:p>0</text:p>
          </table:table-cell>
          <table:table-cell table:formula="of:=AVERAGE([.H$2:.H6])" office:value-type="float" office:value="1253.511">
            <text:p>1253,5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7]/1000" office:value-type="float" office:value="0">
            <text:p>0</text:p>
          </table:table-cell>
          <table:table-cell table:formula="of:=AVERAGE([.H$2:.H7])" office:value-type="float" office:value="1044.5925">
            <text:p>1044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8]/1000" office:value-type="float" office:value="0">
            <text:p>0</text:p>
          </table:table-cell>
          <table:table-cell table:formula="of:=AVERAGE([.H$2:.H8])" office:value-type="float" office:value="895.365">
            <text:p>895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9]/1000" office:value-type="float" office:value="0">
            <text:p>0</text:p>
          </table:table-cell>
          <table:table-cell table:formula="of:=AVERAGE([.H$2:.H9])" office:value-type="float" office:value="783.444375">
            <text:p>783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0]/1000" office:value-type="float" office:value="0">
            <text:p>0</text:p>
          </table:table-cell>
          <table:table-cell table:formula="of:=AVERAGE([.H$2:.H10])" office:value-type="float" office:value="696.395">
            <text:p>696,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626.7555">
            <text:p>626,7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569.777727272727">
            <text:p>569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522.29625">
            <text:p>522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482.119615384615">
            <text:p>482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447.6825">
            <text:p>447,6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417.837">
            <text:p>417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391.7221875">
            <text:p>391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368.679705882353">
            <text:p>368,6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48.1975">
            <text:p>348,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329.871315789474">
            <text:p>329,8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313.37775">
            <text:p>313,3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298.455">
            <text:p>298,4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284.888863636364">
            <text:p>284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272.502391304348">
            <text:p>272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61.148125">
            <text:p>261,1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50.7022">
            <text:p>250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41.059807692308">
            <text:p>241,0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32.131666666667">
            <text:p>232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23.84125">
            <text:p>223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16.122586206897">
            <text:p>216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08.9185">
            <text:p>208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02.179193548387">
            <text:p>202,1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95.86109375">
            <text:p>195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89.925909090909">
            <text:p>189,9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84.339852941176">
            <text:p>184,34</text:p>
          </table:table-cell>
        </table:table-row>
      </table:table>
      <table:table table:name="Diagramm" table:style-name="ta1" table:print="false">
        <table:table-column table:style-name="co7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Diagramm.K36" table:end-x="1.023cm" table:end-y="0.153cm" draw:z-index="0" draw:style-name="gr1" svg:width="23.557cm" svg:height="15.01cm" svg:x="0.047cm" svg:y="0.046cm">
              <draw:object draw:notify-on-update-of-ranges="antlr.G1:antlr.G1 antlr.H2:antlr.H35 antlr.E2:antlr.E35 bloat.G1:bloat.G1 bloat.H2:bloat.H35 bloat.E2:bloat.E35 fop.G1:fop.G1 fop.H2:fop.H35 fop.E2:fop.E35 hsqldb.G1:hsqldb.G1 hsqldb.H2:hsqldb.H35 hsqldb.E2:hsqldb.E35 luindex.G1:luindex.G1 luindex.H2:luindex.H35 luindex.E2:luindex.E35 lusearch.G1:lusearch.G1 lusearch.H2:lusearch.H34 lusearch.E2:lusearch.E34 pmd.G1:pmd.G1 pmd.H2:pmd.H50 pmd.E2:pmd.E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Diagramm2" table:style-name="ta1" table:print="false">
        <table:table-column table:style-name="co7" table:number-columns-repeated="10" table:default-cell-style-name="Default"/>
        <table:table-row table:style-name="ro1">
          <table:table-cell/>
          <table:table-cell office:value-type="string">
            <text:p>antlr </text:p>
          </table:table-cell>
          <table:table-cell office:value-type="string">
            <text:p>bloat</text:p>
          </table:table-cell>
          <table:table-cell office:value-type="string">
            <text:p>fop</text:p>
          </table:table-cell>
          <table:table-cell office:value-type="string">
            <text:p>hsqldb</text:p>
          </table:table-cell>
          <table:table-cell office:value-type="string">
            <text:p>jython</text:p>
          </table:table-cell>
          <table:table-cell office:value-type="string">
            <text:p><text:s/>luindex</text:p>
          </table:table-cell>
          <table:table-cell office:value-type="string">
            <text:p>lusearch</text:p>
          </table:table-cell>
          <table:table-cell office:value-type="string">
            <text:p>pmd</text:p>
          </table:table-cell>
          <table:table-cell office:value-type="string">
            <text:p>xalan</text:p>
          </table:table-cell>
        </table:table-row>
        <table:table-row table:style-name="ro1">
          <table:table-cell office:value-type="string">
            <text:p>mio instr</text:p>
          </table:table-cell>
          <table:table-cell table:formula="of:=ROUND([antlr.$B2]/1000)" office:value-type="float" office:value="251">
            <text:p>251</text:p>
          </table:table-cell>
          <table:table-cell table:formula="of:=ROUND([bloat.$B2]/1000)" office:value-type="float" office:value="314">
            <text:p>314</text:p>
          </table:table-cell>
          <table:table-cell table:formula="of:=ROUND([fop.$B2]/1000)" office:value-type="float" office:value="120">
            <text:p>120</text:p>
          </table:table-cell>
          <table:table-cell table:formula="of:=ROUND([hsqldb.$B2]/1000)" office:value-type="float" office:value="149">
            <text:p>149</text:p>
          </table:table-cell>
          <table:table-cell table:formula="of:=ROUND([jython.$B2]/1000)" office:value-type="float" office:value="1709">
            <text:p>1709</text:p>
          </table:table-cell>
          <table:table-cell table:formula="of:=ROUND([luindex.$B2]/1000)" office:value-type="float" office:value="341">
            <text:p>341</text:p>
          </table:table-cell>
          <table:table-cell table:formula="of:=ROUND([lusearch.$B2]/1000)" office:value-type="float" office:value="177">
            <text:p>177</text:p>
          </table:table-cell>
          <table:table-cell table:formula="of:=ROUND([pmd.$B2]/1000)" office:value-type="float" office:value="16">
            <text:p>16</text:p>
          </table:table-cell>
          <table:table-cell table:formula="of:=ROUND([xalan.$B2]/1000)" office:value-type="float" office:value="19">
            <text:p>19</text:p>
          </table:table-cell>
        </table:table-row>
        <table:table-row table:style-name="ro1">
          <table:table-cell office:value-type="string">
            <text:p>avg runtime</text:p>
          </table:table-cell>
          <table:table-cell table:formula="of:=[antlr.I22]" office:value-type="float" office:value="384.421619047619">
            <text:p>384,42</text:p>
          </table:table-cell>
          <table:table-cell table:formula="of:=[bloat.I12]" office:value-type="float" office:value="645.973909090909">
            <text:p>645,97</text:p>
          </table:table-cell>
          <table:table-cell table:formula="of:=[fop.I31]" office:value-type="float" office:value="260.2018">
            <text:p>260,2</text:p>
          </table:table-cell>
          <table:table-cell table:formula="of:=[hsqldb.I23]" office:value-type="float" office:value="339.326681818182">
            <text:p>339,33</text:p>
          </table:table-cell>
          <table:table-cell table:formula="of:=[jython.I3]" office:value-type="float" office:value="1725.748">
            <text:p>1725,75</text:p>
          </table:table-cell>
          <table:table-cell table:formula="of:=[luindex.I10]" office:value-type="float" office:value="612.826777777778">
            <text:p>612,83</text:p>
          </table:table-cell>
          <table:table-cell table:formula="of:=[lusearch.I31]" office:value-type="float" office:value="245.0239">
            <text:p>245,02</text:p>
          </table:table-cell>
          <table:table-cell table:formula="of:=[pmd.I38]" office:value-type="float" office:value="198.260459459459">
            <text:p>198,26</text:p>
          </table:table-cell>
          <table:table-cell table:formula="of:=[xalan.I3]" office:value-type="float" office:value="3133.7775">
            <text:p>3133,78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>
            <draw:frame table:end-cell-address="Diagramm2.I26" table:end-x="2.005cm" table:end-y="0.329cm" draw:z-index="0" draw:style-name="gr1" svg:width="16.122cm" svg:height="6.35cm" svg:x="1.69cm" svg:y="0.302cm">
              <draw:object draw:notify-on-update-of-ranges="Diagramm2.B1:Diagramm2.J1 Diagramm2.A3:Diagramm2.A3 Diagramm2.B3:Diagramm2.J3 Diagramm2.B2:Diagramm2.J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1">11.11.2008</text:date>, <text:time>06:45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Hammacher</meta:initial-creator>
    <meta:creation-date>2008-11-11T03:35:27.54</meta:creation-date>
    <dc:date>2008-11-11T06:45:57.06</dc:date>
    <dc:creator>Clemens Hammacher</dc:creator>
    <meta:editing-duration>PT02H38M12S</meta:editing-duration>
    <meta:editing-cycles>9</meta:editing-cycles>
    <meta:generator>OpenOffice.org/3.0$Win32 OpenOffice.org_project/300m5$Build-9350</meta:generator>
    <meta:document-statistic meta:table-count="11" meta:cell-count="189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width="0.05cm" svg:stroke-color="#b3b3b3"/>
      <style:text-properties fo:font-size="10pt" style:font-size-asian="8pt" style:font-size-complex="8pt"/>
    </style:style>
    <style:style style:name="ch5" style:family="chart">
      <style:text-properties fo:font-size="11pt" style:font-size-asian="9pt" style:font-size-complex="9pt"/>
    </style:style>
    <style:style style:name="ch6" style:family="chart">
      <style:chart-properties style:rotation-angle="90"/>
      <style:text-properties fo:font-size="11pt" style:font-size-asian="9pt" style:font-size-complex="9pt"/>
    </style:style>
    <style:style style:name="ch7" style:family="chart">
      <style:graphic-properties svg:stroke-width="0.05cm" svg:stroke-color="#b3b3b3"/>
    </style:style>
    <style:style style:name="ch8" style:family="chart">
      <style:chart-properties chart:symbol-type="named-symbol" chart:symbol-name="arrow-down" chart:symbol-width="0.25cm" chart:symbol-height="0.25cm"/>
      <style:graphic-properties draw:stroke="dash" draw:stroke-dash="_33__20_Dashes_20_3_20_Dots_20__28_var_29_" svg:stroke-width="0.088cm" svg:stroke-color="#4b1f6f" draw:fill-color="#4b1f6f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dash" draw:stroke-dash="Ultrafine_20_Dashe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dash" draw:stroke-dash="Fine_20_Dashed" svg:stroke-width="0.088cm" svg:stroke-color="#0084d1" draw:fill-color="#0084d1"/>
      <style:text-properties fo:font-size="6pt" style:font-size-asian="6pt" style:font-size-complex="6pt"/>
    </style:style>
    <style:style style:name="ch12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3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5" style:family="chart">
      <style:graphic-properties draw:stroke="solid" svg:stroke-width="0.05cm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3.558cm" svg:height="15.011cm" chart:class="chart:scatter" chart:style-name="ch1">
        <chart:legend chart:legend-position="end" svg:x="21.183cm" svg:y="5.527cm" chart:style-name="ch2"/>
        <chart:plot-area chart:style-name="ch3" table:cell-range-address="antlr.E2:antlr.E35 antlr.G1:antlr.G1 antlr.H2:antlr.H35 bloat.G1:bloat.G1 bloat.H2:bloat.H35 fop.G1:fop.G1 fop.H2:fop.H35 hsqldb.G1:hsqldb.G1 hsqldb.H2:hsqldb.H35 luindex.G1:luindex.G1 luindex.H2:luindex.H35 lusearch.G1:lusearch.G1 lusearch.H2:lusearch.H34 pmd.G1:pmd.G1 pmd.H2:pmd.H50" chart:data-source-has-labels="row" svg:x="0.409cm" svg:y="-0.001cm" svg:width="21.155cm" svg:height="14.611cm">
          <chart:axis chart:dimension="x" chart:name="primary-x" chart:style-name="ch4">
            <chart:title svg:x="9.356cm" svg:y="14.259cm" chart:style-name="ch5">
              <text:p>slice size [instructions]</text:p>
            </chart:title>
          </chart:axis>
          <chart:axis chart:dimension="y" chart:name="primary-y" chart:style-name="ch4">
            <chart:title svg:x="0.139cm" svg:y="8.579cm" chart:style-name="ch6">
              <text:p>runtime [seconds]</text:p>
            </chart:title>
            <chart:grid chart:style-name="ch7" chart:class="major"/>
          </chart:axis>
          <chart:series chart:style-name="ch8" chart:values-cell-range-address="antlr.H2:antlr.H35" chart:label-cell-address="antlr.G1:antlr.G1" chart:class="chart:scatter">
            <chart:domain table:cell-range-address="antlr.E2:antlr.E35"/>
            <chart:data-point chart:repeated="34"/>
          </chart:series>
          <chart:series chart:style-name="ch9" chart:values-cell-range-address="bloat.H2:bloat.H35" chart:label-cell-address="bloat.G1:bloat.G1" chart:class="chart:scatter">
            <chart:domain table:cell-range-address="bloat.E2:bloat.E35"/>
            <chart:data-point chart:repeated="34"/>
          </chart:series>
          <chart:series chart:style-name="ch10" chart:values-cell-range-address="fop.H2:fop.H35" chart:label-cell-address="fop.G1:fop.G1" chart:class="chart:scatter">
            <chart:domain table:cell-range-address="fop.E2:fop.E35"/>
            <chart:data-point chart:repeated="34"/>
          </chart:series>
          <chart:series chart:style-name="ch11" chart:values-cell-range-address="hsqldb.H2:hsqldb.H35" chart:label-cell-address="hsqldb.G1:hsqldb.G1" chart:class="chart:scatter">
            <chart:domain table:cell-range-address="hsqldb.E2:hsqldb.E35"/>
            <chart:data-point chart:repeated="34"/>
          </chart:series>
          <chart:series chart:style-name="ch12" chart:values-cell-range-address="luindex.H2:luindex.H35" chart:label-cell-address="luindex.G1:luindex.G1" chart:class="chart:scatter">
            <chart:domain table:cell-range-address="luindex.E2:luindex.E35"/>
            <chart:data-point chart:repeated="34"/>
          </chart:series>
          <chart:series chart:style-name="ch13" chart:values-cell-range-address="lusearch.H2:lusearch.H34" chart:label-cell-address="lusearch.G1:lusearch.G1" chart:class="chart:scatter">
            <chart:domain table:cell-range-address="lusearch.E2:lusearch.E34"/>
            <chart:data-point chart:repeated="33"/>
          </chart:series>
          <chart:series chart:style-name="ch14" chart:values-cell-range-address="pmd.H2:pmd.H50" chart:label-cell-address="pmd.G1:pmd.G1" chart:class="chart:scatter">
            <chart:domain table:cell-range-address="pmd.E2:pmd.E50"/>
            <chart:data-point chart:repeated="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 text:id="antlr.G1:antlr.G1">antlr</text:p>
              </table:table-cell>
              <table:table-cell office:value-type="string">
                <text:p>Spalte E</text:p>
              </table:table-cell>
              <table:table-cell office:value-type="string">
                <text:p text:id="bloat.G1:bloat.G1">bloat</text:p>
              </table:table-cell>
              <table:table-cell office:value-type="string">
                <text:p>Spalte E</text:p>
              </table:table-cell>
              <table:table-cell office:value-type="string">
                <text:p text:id="fop.G1:fop.G1">fop</text:p>
              </table:table-cell>
              <table:table-cell office:value-type="string">
                <text:p>Spalte E</text:p>
              </table:table-cell>
              <table:table-cell office:value-type="string">
                <text:p text:id="hsqldb.G1:hsqldb.G1">hsqldb</text:p>
              </table:table-cell>
              <table:table-cell office:value-type="string">
                <text:p>Spalte E</text:p>
              </table:table-cell>
              <table:table-cell office:value-type="string">
                <text:p text:id="luindex.G1:luindex.G1">luindex</text:p>
              </table:table-cell>
              <table:table-cell office:value-type="string">
                <text:p>Spalte E</text:p>
              </table:table-cell>
              <table:table-cell office:value-type="string">
                <text:p text:id="lusearch.G1:lusearch.G1">lusearch</text:p>
              </table:table-cell>
              <table:table-cell office:value-type="string">
                <text:p>Spalte E</text:p>
              </table:table-cell>
              <table:table-cell office:value-type="string">
                <text:p text:id="pmd.G1:pmd.G1">pm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86">
                <text:p text:id="antlr.E2:antlr.E35">10186</text:p>
              </table:table-cell>
              <table:table-cell office:value-type="float" office:value="396.986">
                <text:p text:id="antlr.H2:antlr.H35">396.986</text:p>
              </table:table-cell>
              <table:table-cell office:value-type="float" office:value="22202">
                <text:p text:id="bloat.E2:bloat.E35">22202</text:p>
              </table:table-cell>
              <table:table-cell office:value-type="float" office:value="790.364">
                <text:p text:id="bloat.H2:bloat.H35">790.364</text:p>
              </table:table-cell>
              <table:table-cell office:value-type="float" office:value="10011">
                <text:p text:id="fop.E2:fop.E35">10011</text:p>
              </table:table-cell>
              <table:table-cell office:value-type="float" office:value="272.537">
                <text:p text:id="fop.H2:fop.H35">272.537</text:p>
              </table:table-cell>
              <table:table-cell office:value-type="float" office:value="3152">
                <text:p text:id="hsqldb.E2:hsqldb.E35">3152</text:p>
              </table:table-cell>
              <table:table-cell office:value-type="float" office:value="230.29">
                <text:p text:id="hsqldb.H2:hsqldb.H35">230.29</text:p>
              </table:table-cell>
              <table:table-cell office:value-type="float" office:value="4434">
                <text:p text:id="luindex.E2:luindex.E35">4434</text:p>
              </table:table-cell>
              <table:table-cell office:value-type="float" office:value="625.106">
                <text:p text:id="luindex.H2:luindex.H35">625.106</text:p>
              </table:table-cell>
              <table:table-cell office:value-type="float" office:value="3837">
                <text:p text:id="lusearch.E2:lusearch.E34">3837</text:p>
              </table:table-cell>
              <table:table-cell office:value-type="float" office:value="262.972">
                <text:p text:id="lusearch.H2:lusearch.H34">262.972</text:p>
              </table:table-cell>
              <table:table-cell office:value-type="float" office:value="7190">
                <text:p text:id="pmd.E2:pmd.E50">7190</text:p>
              </table:table-cell>
              <table:table-cell office:value-type="float" office:value="111.534">
                <text:p text:id="pmd.H2:pmd.H50">111.5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59">
                <text:p>12159</text:p>
              </table:table-cell>
              <table:table-cell office:value-type="float" office:value="474">
                <text:p>474</text:p>
              </table:table-cell>
              <table:table-cell office:value-type="float" office:value="11528">
                <text:p>11528</text:p>
              </table:table-cell>
              <table:table-cell office:value-type="float" office:value="581.689">
                <text:p>581.689</text:p>
              </table:table-cell>
              <table:table-cell office:value-type="float" office:value="3267">
                <text:p>3267</text:p>
              </table:table-cell>
              <table:table-cell office:value-type="float" office:value="154.371">
                <text:p>154.371</text:p>
              </table:table-cell>
              <table:table-cell office:value-type="float" office:value="6557">
                <text:p>6557</text:p>
              </table:table-cell>
              <table:table-cell office:value-type="float" office:value="266.896">
                <text:p>266.896</text:p>
              </table:table-cell>
              <table:table-cell office:value-type="float" office:value="9222">
                <text:p>9222</text:p>
              </table:table-cell>
              <table:table-cell office:value-type="float" office:value="788.868">
                <text:p>788.868</text:p>
              </table:table-cell>
              <table:table-cell office:value-type="float" office:value="3837">
                <text:p>3837</text:p>
              </table:table-cell>
              <table:table-cell office:value-type="float" office:value="271.12">
                <text:p>271.12</text:p>
              </table:table-cell>
              <table:table-cell office:value-type="float" office:value="17134">
                <text:p>17134</text:p>
              </table:table-cell>
              <table:table-cell office:value-type="float" office:value="324.387">
                <text:p>324.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85">
                <text:p>10185</text:p>
              </table:table-cell>
              <table:table-cell office:value-type="float" office:value="431.693">
                <text:p>431.693</text:p>
              </table:table-cell>
              <table:table-cell office:value-type="float" office:value="11400">
                <text:p>11400</text:p>
              </table:table-cell>
              <table:table-cell office:value-type="float" office:value="579.391">
                <text:p>579.391</text:p>
              </table:table-cell>
              <table:table-cell office:value-type="float" office:value="3484">
                <text:p>3484</text:p>
              </table:table-cell>
              <table:table-cell office:value-type="float" office:value="169.687">
                <text:p>169.687</text:p>
              </table:table-cell>
              <table:table-cell office:value-type="float" office:value="7360">
                <text:p>7360</text:p>
              </table:table-cell>
              <table:table-cell office:value-type="float" office:value="460.175">
                <text:p>460.175</text:p>
              </table:table-cell>
              <table:table-cell office:value-type="float" office:value="4434">
                <text:p>4434</text:p>
              </table:table-cell>
              <table:table-cell office:value-type="float" office:value="648.516">
                <text:p>648.516</text:p>
              </table:table-cell>
              <table:table-cell office:value-type="float" office:value="3658">
                <text:p>3658</text:p>
              </table:table-cell>
              <table:table-cell office:value-type="float" office:value="223.256">
                <text:p>223.256</text:p>
              </table:table-cell>
              <table:table-cell office:value-type="float" office:value="17197">
                <text:p>17197</text:p>
              </table:table-cell>
              <table:table-cell office:value-type="float" office:value="332.669">
                <text:p>332.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9">
                <text:p>3669</text:p>
              </table:table-cell>
              <table:table-cell office:value-type="float" office:value="281.903">
                <text:p>281.903</text:p>
              </table:table-cell>
              <table:table-cell office:value-type="float" office:value="11383">
                <text:p>11383</text:p>
              </table:table-cell>
              <table:table-cell office:value-type="float" office:value="577.184">
                <text:p>577.184</text:p>
              </table:table-cell>
              <table:table-cell office:value-type="float" office:value="17168">
                <text:p>17168</text:p>
              </table:table-cell>
              <table:table-cell office:value-type="float" office:value="420.892">
                <text:p>420.892</text:p>
              </table:table-cell>
              <table:table-cell office:value-type="float" office:value="7362">
                <text:p>7362</text:p>
              </table:table-cell>
              <table:table-cell office:value-type="float" office:value="480.673">
                <text:p>480.673</text:p>
              </table:table-cell>
              <table:table-cell office:value-type="float" office:value="4434">
                <text:p>4434</text:p>
              </table:table-cell>
              <table:table-cell office:value-type="float" office:value="640.847">
                <text:p>640.847</text:p>
              </table:table-cell>
              <table:table-cell office:value-type="float" office:value="3655">
                <text:p>3655</text:p>
              </table:table-cell>
              <table:table-cell office:value-type="float" office:value="227.612">
                <text:p>227.612</text:p>
              </table:table-cell>
              <table:table-cell office:value-type="float" office:value="2234">
                <text:p>2234</text:p>
              </table:table-cell>
              <table:table-cell office:value-type="float" office:value="34.765">
                <text:p>34.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75">
                <text:p>9975</text:p>
              </table:table-cell>
              <table:table-cell office:value-type="float" office:value="442.34">
                <text:p>442.34</text:p>
              </table:table-cell>
              <table:table-cell office:value-type="float" office:value="11434">
                <text:p>11434</text:p>
              </table:table-cell>
              <table:table-cell office:value-type="float" office:value="570.446">
                <text:p>570.446</text:p>
              </table:table-cell>
              <table:table-cell office:value-type="float" office:value="3276">
                <text:p>3276</text:p>
              </table:table-cell>
              <table:table-cell office:value-type="float" office:value="164.383">
                <text:p>164.383</text:p>
              </table:table-cell>
              <table:table-cell office:value-type="float" office:value="4162">
                <text:p>4162</text:p>
              </table:table-cell>
              <table:table-cell office:value-type="float" office:value="242.892">
                <text:p>242.892</text:p>
              </table:table-cell>
              <table:table-cell office:value-type="float" office:value="4434">
                <text:p>4434</text:p>
              </table:table-cell>
              <table:table-cell office:value-type="float" office:value="612.67">
                <text:p>612.67</text:p>
              </table:table-cell>
              <table:table-cell office:value-type="float" office:value="3837">
                <text:p>3837</text:p>
              </table:table-cell>
              <table:table-cell office:value-type="float" office:value="250.989">
                <text:p>250.989</text:p>
              </table:table-cell>
              <table:table-cell office:value-type="float" office:value="9173">
                <text:p>9173</text:p>
              </table:table-cell>
              <table:table-cell office:value-type="float" office:value="105.216">
                <text:p>105.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49">
                <text:p>8449</text:p>
              </table:table-cell>
              <table:table-cell office:value-type="float" office:value="310.714">
                <text:p>310.714</text:p>
              </table:table-cell>
              <table:table-cell office:value-type="float" office:value="11329">
                <text:p>11329</text:p>
              </table:table-cell>
              <table:table-cell office:value-type="float" office:value="596.687">
                <text:p>596.687</text:p>
              </table:table-cell>
              <table:table-cell office:value-type="float" office:value="2748">
                <text:p>2748</text:p>
              </table:table-cell>
              <table:table-cell office:value-type="float" office:value="155.511">
                <text:p>155.511</text:p>
              </table:table-cell>
              <table:table-cell office:value-type="float" office:value="7384">
                <text:p>7384</text:p>
              </table:table-cell>
              <table:table-cell office:value-type="float" office:value="461.294">
                <text:p>461.294</text:p>
              </table:table-cell>
              <table:table-cell office:value-type="float" office:value="3359">
                <text:p>3359</text:p>
              </table:table-cell>
              <table:table-cell office:value-type="float" office:value="408.747">
                <text:p>408.747</text:p>
              </table:table-cell>
              <table:table-cell office:value-type="float" office:value="3837">
                <text:p>3837</text:p>
              </table:table-cell>
              <table:table-cell office:value-type="float" office:value="264.729">
                <text:p>264.729</text:p>
              </table:table-cell>
              <table:table-cell office:value-type="float" office:value="11365">
                <text:p>11365</text:p>
              </table:table-cell>
              <table:table-cell office:value-type="float" office:value="293.646">
                <text:p>293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75">
                <text:p>9975</text:p>
              </table:table-cell>
              <table:table-cell office:value-type="float" office:value="437.014">
                <text:p>437.014</text:p>
              </table:table-cell>
              <table:table-cell office:value-type="float" office:value="22248">
                <text:p>22248</text:p>
              </table:table-cell>
              <table:table-cell office:value-type="float" office:value="847.979">
                <text:p>847.979</text:p>
              </table:table-cell>
              <table:table-cell office:value-type="float" office:value="19516">
                <text:p>19516</text:p>
              </table:table-cell>
              <table:table-cell office:value-type="float" office:value="428.711">
                <text:p>428.711</text:p>
              </table:table-cell>
              <table:table-cell office:value-type="float" office:value="7379">
                <text:p>7379</text:p>
              </table:table-cell>
              <table:table-cell office:value-type="float" office:value="456.472">
                <text:p>456.472</text:p>
              </table:table-cell>
              <table:table-cell office:value-type="float" office:value="9198">
                <text:p>9198</text:p>
              </table:table-cell>
              <table:table-cell office:value-type="float" office:value="800.164">
                <text:p>800.164</text:p>
              </table:table-cell>
              <table:table-cell office:value-type="float" office:value="3655">
                <text:p>3655</text:p>
              </table:table-cell>
              <table:table-cell office:value-type="float" office:value="226.27">
                <text:p>226.27</text:p>
              </table:table-cell>
              <table:table-cell office:value-type="float" office:value="7177">
                <text:p>7177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6">
                <text:p>3646</text:p>
              </table:table-cell>
              <table:table-cell office:value-type="float" office:value="286.81">
                <text:p>286.81</text:p>
              </table:table-cell>
              <table:table-cell office:value-type="float" office:value="5302">
                <text:p>5302</text:p>
              </table:table-cell>
              <table:table-cell office:value-type="float" office:value="549.121">
                <text:p>549.121</text:p>
              </table:table-cell>
              <table:table-cell office:value-type="float" office:value="3276">
                <text:p>3276</text:p>
              </table:table-cell>
              <table:table-cell office:value-type="float" office:value="165.02">
                <text:p>165.02</text:p>
              </table:table-cell>
              <table:table-cell office:value-type="float" office:value="7362">
                <text:p>7362</text:p>
              </table:table-cell>
              <table:table-cell office:value-type="float" office:value="474.487">
                <text:p>474.487</text:p>
              </table:table-cell>
              <table:table-cell office:value-type="float" office:value="3525">
                <text:p>3525</text:p>
              </table:table-cell>
              <table:table-cell office:value-type="float" office:value="349.243">
                <text:p>349.243</text:p>
              </table:table-cell>
              <table:table-cell office:value-type="float" office:value="3655">
                <text:p>3655</text:p>
              </table:table-cell>
              <table:table-cell office:value-type="float" office:value="229.105">
                <text:p>229.105</text:p>
              </table:table-cell>
              <table:table-cell office:value-type="float" office:value="17461">
                <text:p>17461</text:p>
              </table:table-cell>
              <table:table-cell office:value-type="float" office:value="319.724">
                <text:p>319.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86">
                <text:p>10186</text:p>
              </table:table-cell>
              <table:table-cell office:value-type="float" office:value="439.73">
                <text:p>439.73</text:p>
              </table:table-cell>
              <table:table-cell office:value-type="float" office:value="11388">
                <text:p>11388</text:p>
              </table:table-cell>
              <table:table-cell office:value-type="float" office:value="583.665">
                <text:p>583.665</text:p>
              </table:table-cell>
              <table:table-cell office:value-type="float" office:value="3086">
                <text:p>3086</text:p>
              </table:table-cell>
              <table:table-cell office:value-type="float" office:value="152.339">
                <text:p>152.339</text:p>
              </table:table-cell>
              <table:table-cell office:value-type="float" office:value="4">
                <text:p>4</text:p>
              </table:table-cell>
              <table:table-cell office:value-type="float" office:value="161.414">
                <text:p>161.414</text:p>
              </table:table-cell>
              <table:table-cell office:value-type="float" office:value="4434">
                <text:p>4434</text:p>
              </table:table-cell>
              <table:table-cell office:value-type="float" office:value="641.28">
                <text:p>641.28</text:p>
              </table:table-cell>
              <table:table-cell office:value-type="float" office:value="3837">
                <text:p>3837</text:p>
              </table:table-cell>
              <table:table-cell office:value-type="float" office:value="274.431">
                <text:p>274.431</text:p>
              </table:table-cell>
              <table:table-cell office:value-type="float" office:value="11508">
                <text:p>11508</text:p>
              </table:table-cell>
              <table:table-cell office:value-type="float" office:value="299.502">
                <text:p>299.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71">
                <text:p>9271</text:p>
              </table:table-cell>
              <table:table-cell office:value-type="float" office:value="356.392">
                <text:p>356.392</text:p>
              </table:table-cell>
              <table:table-cell office:value-type="float" office:value="11355">
                <text:p>11355</text:p>
              </table:table-cell>
              <table:table-cell office:value-type="float" office:value="585.119">
                <text:p>585.119</text:p>
              </table:table-cell>
              <table:table-cell office:value-type="float" office:value="19418">
                <text:p>19418</text:p>
              </table:table-cell>
              <table:table-cell office:value-type="float" office:value="441.996">
                <text:p>441.996</text:p>
              </table:table-cell>
              <table:table-cell office:value-type="float" office:value="4">
                <text:p>4</text:p>
              </table:table-cell>
              <table:table-cell office:value-type="float" office:value="161.061">
                <text:p>161.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1.726">
                <text:p>271.726</text:p>
              </table:table-cell>
              <table:table-cell office:value-type="float" office:value="71">
                <text:p>71</text:p>
              </table:table-cell>
              <table:table-cell office:value-type="float" office:value="25.114">
                <text:p>25.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7">
                <text:p>10187</text:p>
              </table:table-cell>
              <table:table-cell office:value-type="float" office:value="451.207">
                <text:p>451.207</text:p>
              </table:table-cell>
              <table:table-cell office:value-type="float" office:value="22290">
                <text:p>22290</text:p>
              </table:table-cell>
              <table:table-cell office:value-type="float" office:value="844.068">
                <text:p>844.068</text:p>
              </table:table-cell>
              <table:table-cell office:value-type="float" office:value="17135">
                <text:p>17135</text:p>
              </table:table-cell>
              <table:table-cell office:value-type="float" office:value="434.498">
                <text:p>434.498</text:p>
              </table:table-cell>
              <table:table-cell office:value-type="float" office:value="7362">
                <text:p>7362</text:p>
              </table:table-cell>
              <table:table-cell office:value-type="float" office:value="458.211">
                <text:p>458.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514">
                <text:p>3514</text:p>
              </table:table-cell>
              <table:table-cell office:value-type="float" office:value="228.298">
                <text:p>228.298</text:p>
              </table:table-cell>
              <table:table-cell office:value-type="float" office:value="9241">
                <text:p>9241</text:p>
              </table:table-cell>
              <table:table-cell office:value-type="float" office:value="112.042">
                <text:p>112.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49">
                <text:p>8449</text:p>
              </table:table-cell>
              <table:table-cell office:value-type="float" office:value="317.796">
                <text:p>317.7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0011">
                <text:p>10011</text:p>
              </table:table-cell>
              <table:table-cell office:value-type="float" office:value="291.239">
                <text:p>291.239</text:p>
              </table:table-cell>
              <table:table-cell office:value-type="float" office:value="4646">
                <text:p>4646</text:p>
              </table:table-cell>
              <table:table-cell office:value-type="float" office:value="279.78">
                <text:p>279.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0.912">
                <text:p>270.912</text:p>
              </table:table-cell>
              <table:table-cell office:value-type="float" office:value="7199">
                <text:p>7199</text:p>
              </table:table-cell>
              <table:table-cell office:value-type="float" office:value="113.387">
                <text:p>113.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3">
                <text:p>3663</text:p>
              </table:table-cell>
              <table:table-cell office:value-type="float" office:value="285.562">
                <text:p>285.5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6">
                <text:p>3276</text:p>
              </table:table-cell>
              <table:table-cell office:value-type="float" office:value="164.457">
                <text:p>164.457</text:p>
              </table:table-cell>
              <table:table-cell office:value-type="float" office:value="7360">
                <text:p>7360</text:p>
              </table:table-cell>
              <table:table-cell office:value-type="float" office:value="465.895">
                <text:p>465.8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2.928">
                <text:p>222.928</text:p>
              </table:table-cell>
              <table:table-cell office:value-type="float" office:value="8368">
                <text:p>8368</text:p>
              </table:table-cell>
              <table:table-cell office:value-type="float" office:value="113.747">
                <text:p>113.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88">
                <text:p>10188</text:p>
              </table:table-cell>
              <table:table-cell office:value-type="float" office:value="453.876">
                <text:p>453.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1.97">
                <text:p>161.97</text:p>
              </table:table-cell>
              <table:table-cell office:value-type="float" office:value="6706">
                <text:p>6706</text:p>
              </table:table-cell>
              <table:table-cell office:value-type="float" office:value="276.238">
                <text:p>276.2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38.386">
                <text:p>238.386</text:p>
              </table:table-cell>
              <table:table-cell office:value-type="float" office:value="11362">
                <text:p>11362</text:p>
              </table:table-cell>
              <table:table-cell office:value-type="float" office:value="290.177">
                <text:p>290.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3">
                <text:p>3643</text:p>
              </table:table-cell>
              <table:table-cell office:value-type="float" office:value="279.36">
                <text:p>279.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146.216">
                <text:p>146.216</text:p>
              </table:table-cell>
              <table:table-cell office:value-type="float" office:value="7379">
                <text:p>7379</text:p>
              </table:table-cell>
              <table:table-cell office:value-type="float" office:value="449.368">
                <text:p>449.3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82.447">
                <text:p>282.447</text:p>
              </table:table-cell>
              <table:table-cell office:value-type="float" office:value="18593">
                <text:p>18593</text:p>
              </table:table-cell>
              <table:table-cell office:value-type="float" office:value="322.857">
                <text:p>322.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93">
                <text:p>10293</text:p>
              </table:table-cell>
              <table:table-cell office:value-type="float" office:value="462.224">
                <text:p>462.2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086">
                <text:p>3086</text:p>
              </table:table-cell>
              <table:table-cell office:value-type="float" office:value="160.243">
                <text:p>160.243</text:p>
              </table:table-cell>
              <table:table-cell office:value-type="float" office:value="6557">
                <text:p>6557</text:p>
              </table:table-cell>
              <table:table-cell office:value-type="float" office:value="276.501">
                <text:p>276.5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4646">
                <text:p>4646</text:p>
              </table:table-cell>
              <table:table-cell office:value-type="float" office:value="230.402">
                <text:p>230.402</text:p>
              </table:table-cell>
              <table:table-cell office:value-type="float" office:value="11362">
                <text:p>11362</text:p>
              </table:table-cell>
              <table:table-cell office:value-type="float" office:value="299.98">
                <text:p>299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6">
                <text:p>3646</text:p>
              </table:table-cell>
              <table:table-cell office:value-type="float" office:value="295.75">
                <text:p>295.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086">
                <text:p>3086</text:p>
              </table:table-cell>
              <table:table-cell office:value-type="float" office:value="158.591">
                <text:p>158.591</text:p>
              </table:table-cell>
              <table:table-cell office:value-type="float" office:value="9053">
                <text:p>9053</text:p>
              </table:table-cell>
              <table:table-cell office:value-type="float" office:value="259.524">
                <text:p>259.5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34">
                <text:p>3634</text:p>
              </table:table-cell>
              <table:table-cell office:value-type="float" office:value="209.279">
                <text:p>209.279</text:p>
              </table:table-cell>
              <table:table-cell office:value-type="float" office:value="7190">
                <text:p>7190</text:p>
              </table:table-cell>
              <table:table-cell office:value-type="float" office:value="109.784">
                <text:p>109.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75">
                <text:p>9975</text:p>
              </table:table-cell>
              <table:table-cell office:value-type="float" office:value="444.962">
                <text:p>444.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0122">
                <text:p>20122</text:p>
              </table:table-cell>
              <table:table-cell office:value-type="float" office:value="459.699">
                <text:p>459.699</text:p>
              </table:table-cell>
              <table:table-cell office:value-type="float" office:value="4238">
                <text:p>4238</text:p>
              </table:table-cell>
              <table:table-cell office:value-type="float" office:value="287.301">
                <text:p>287.3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84.296">
                <text:p>284.296</text:p>
              </table:table-cell>
              <table:table-cell office:value-type="float" office:value="7171">
                <text:p>7171</text:p>
              </table:table-cell>
              <table:table-cell office:value-type="float" office:value="110.317">
                <text:p>110.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93">
                <text:p>10293</text:p>
              </table:table-cell>
              <table:table-cell office:value-type="float" office:value="467.447">
                <text:p>467.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135">
                <text:p>17135</text:p>
              </table:table-cell>
              <table:table-cell office:value-type="float" office:value="430.208">
                <text:p>430.208</text:p>
              </table:table-cell>
              <table:table-cell office:value-type="float" office:value="6808">
                <text:p>6808</text:p>
              </table:table-cell>
              <table:table-cell office:value-type="float" office:value="281.878">
                <text:p>281.8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8.714">
                <text:p>228.714</text:p>
              </table:table-cell>
              <table:table-cell office:value-type="float" office:value="10152">
                <text:p>10152</text:p>
              </table:table-cell>
              <table:table-cell office:value-type="float" office:value="112.567">
                <text:p>112.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43">
                <text:p>3643</text:p>
              </table:table-cell>
              <table:table-cell office:value-type="float" office:value="297.065">
                <text:p>297.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9966">
                <text:p>9966</text:p>
              </table:table-cell>
              <table:table-cell office:value-type="float" office:value="305.843">
                <text:p>305.843</text:p>
              </table:table-cell>
              <table:table-cell office:value-type="float" office:value="6326">
                <text:p>6326</text:p>
              </table:table-cell>
              <table:table-cell office:value-type="float" office:value="266.286">
                <text:p>266.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66.997">
                <text:p>266.997</text:p>
              </table:table-cell>
              <table:table-cell office:value-type="float" office:value="11362">
                <text:p>11362</text:p>
              </table:table-cell>
              <table:table-cell office:value-type="float" office:value="327.304">
                <text:p>327.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85">
                <text:p>10185</text:p>
              </table:table-cell>
              <table:table-cell office:value-type="float" office:value="460.023">
                <text:p>460.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5.522">
                <text:p>165.522</text:p>
              </table:table-cell>
              <table:table-cell office:value-type="float" office:value="4238">
                <text:p>4238</text:p>
              </table:table-cell>
              <table:table-cell office:value-type="float" office:value="296.317">
                <text:p>296.3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189.504">
                <text:p>189.504</text:p>
              </table:table-cell>
              <table:table-cell office:value-type="float" office:value="11752">
                <text:p>11752</text:p>
              </table:table-cell>
              <table:table-cell office:value-type="float" office:value="341.91">
                <text:p>34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095">
                <text:p>17095</text:p>
              </table:table-cell>
              <table:table-cell office:value-type="float" office:value="422.953">
                <text:p>422.953</text:p>
              </table:table-cell>
              <table:table-cell office:value-type="float" office:value="7381">
                <text:p>7381</text:p>
              </table:table-cell>
              <table:table-cell office:value-type="float" office:value="472.234">
                <text:p>472.2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686">
                <text:p>2686</text:p>
              </table:table-cell>
              <table:table-cell office:value-type="float" office:value="214.438">
                <text:p>214.438</text:p>
              </table:table-cell>
              <table:table-cell office:value-type="float" office:value="11375">
                <text:p>11375</text:p>
              </table:table-cell>
              <table:table-cell office:value-type="float" office:value="323.953">
                <text:p>323.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165.246">
                <text:p>165.2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1.708">
                <text:p>221.708</text:p>
              </table:table-cell>
              <table:table-cell office:value-type="float" office:value="17140">
                <text:p>17140</text:p>
              </table:table-cell>
              <table:table-cell office:value-type="float" office:value="360.605">
                <text:p>360.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748">
                <text:p>2748</text:p>
              </table:table-cell>
              <table:table-cell office:value-type="float" office:value="149.726">
                <text:p>149.7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8">
                <text:p>3838</text:p>
              </table:table-cell>
              <table:table-cell office:value-type="float" office:value="273.619">
                <text:p>273.619</text:p>
              </table:table-cell>
              <table:table-cell office:value-type="float" office:value="3271">
                <text:p>3271</text:p>
              </table:table-cell>
              <table:table-cell office:value-type="float" office:value="47.994">
                <text:p>47.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9996">
                <text:p>9996</text:p>
              </table:table-cell>
              <table:table-cell office:value-type="float" office:value="286.36">
                <text:p>286.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58.203">
                <text:p>258.203</text:p>
              </table:table-cell>
              <table:table-cell office:value-type="float" office:value="11374">
                <text:p>11374</text:p>
              </table:table-cell>
              <table:table-cell office:value-type="float" office:value="300.899">
                <text:p>300.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169">
                <text:p>17169</text:p>
              </table:table-cell>
              <table:table-cell office:value-type="float" office:value="423.246">
                <text:p>423.2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31.295">
                <text:p>231.295</text:p>
              </table:table-cell>
              <table:table-cell office:value-type="float" office:value="11512">
                <text:p>11512</text:p>
              </table:table-cell>
              <table:table-cell office:value-type="float" office:value="310.048">
                <text:p>310.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8529">
                <text:p>18529</text:p>
              </table:table-cell>
              <table:table-cell office:value-type="float" office:value="453.909">
                <text:p>453.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9.207">
                <text:p>229.207</text:p>
              </table:table-cell>
              <table:table-cell office:value-type="float" office:value="18593">
                <text:p>18593</text:p>
              </table:table-cell>
              <table:table-cell office:value-type="float" office:value="316.927">
                <text:p>316.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8.031">
                <text:p>168.0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7.809">
                <text:p>227.809</text:p>
              </table:table-cell>
              <table:table-cell office:value-type="float" office:value="3277">
                <text:p>3277</text:p>
              </table:table-cell>
              <table:table-cell office:value-type="float" office:value="38.787">
                <text:p>38.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8.897">
                <text:p>168.8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7.596">
                <text:p>277.596</text:p>
              </table:table-cell>
              <table:table-cell office:value-type="float" office:value="4159">
                <text:p>4159</text:p>
              </table:table-cell>
              <table:table-cell office:value-type="float" office:value="48.833">
                <text:p>48.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6">
                <text:p>3276</text:p>
              </table:table-cell>
              <table:table-cell office:value-type="float" office:value="163.753">
                <text:p>163.7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9">
                <text:p>3839</text:p>
              </table:table-cell>
              <table:table-cell office:value-type="float" office:value="262.469">
                <text:p>262.469</text:p>
              </table:table-cell>
              <table:table-cell office:value-type="float" office:value="20471">
                <text:p>20471</text:p>
              </table:table-cell>
              <table:table-cell office:value-type="float" office:value="375.333">
                <text:p>375.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4162">
                <text:p>4162</text:p>
              </table:table-cell>
              <table:table-cell office:value-type="float" office:value="46.444">
                <text:p>46.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7191">
                <text:p>7191</text:p>
              </table:table-cell>
              <table:table-cell office:value-type="float" office:value="113.997">
                <text:p>113.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1487">
                <text:p>11487</text:p>
              </table:table-cell>
              <table:table-cell office:value-type="float" office:value="323.721">
                <text:p>323.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195">
                <text:p>7195</text:p>
              </table:table-cell>
              <table:table-cell office:value-type="float" office:value="110.341">
                <text:p>110.3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25">
                <text:p>3225</text:p>
              </table:table-cell>
              <table:table-cell office:value-type="float" office:value="48.701">
                <text:p>48.7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448">
                <text:p>17448</text:p>
              </table:table-cell>
              <table:table-cell office:value-type="float" office:value="328.47">
                <text:p>328.4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34">
                <text:p>2234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5$Build-935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eries-source="rows" chart:sort-by-x-values="fals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chart:visible="true"/>
      <style:graphic-properties svg:stroke-width="0.03cm" svg:stroke-color="#b3b3b3"/>
      <style:text-properties fo:font-size="8pt" style:font-size-asian="8pt" style:font-size-complex="8pt"/>
    </style:style>
    <style:style style:name="ch4" style:family="chart">
      <style:text-properties fo:font-size="8.16557216644287pt" style:font-size-asian="8.16557216644287pt" style:font-size-complex="8.16557216644287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width="0.03cm"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16557216644287pt" style:font-size-asian="8.16557216644287pt" style:font-size-complex="8.16557216644287pt"/>
    </style:style>
    <style:style style:name="ch7" style:family="chart">
      <style:graphic-properties svg:stroke-width="0.03cm" svg:stroke-color="#b3b3b3"/>
    </style:style>
    <style:style style:name="ch8" style:family="chart" style:data-style-name="N100">
      <style:chart-properties chart:symbol-type="named-symbol" chart:symbol-name="diamond" chart:symbol-width="0.25cm" chart:symbol-height="0.25cm" chart:data-label-number="none" chart:data-label-text="true" chart:data-label-symbol="false"/>
      <style:graphic-properties draw:stroke="none" svg:stroke-width="0.088cm" svg:stroke-color="#004586" draw:fill-color="#004586" dr3d:edge-rounding="0%"/>
      <style:text-properties fo:font-size="10pt" style:font-size-asian="6pt" style:font-size-complex="6pt"/>
    </style:style>
    <style:style style:name="ch9" style:family="chart">
      <style:chart-properties chart:solid-type="cuboid" chart:symbol-type="named-symbol" chart:symbol-name="diamond" chart:symbol-width="0.25cm" chart:symbol-height="0.25cm" chart:label-position="left"/>
    </style:style>
    <style:style style:name="ch10" style:family="chart">
      <style:chart-properties chart:solid-type="cuboid" chart:symbol-type="named-symbol" chart:symbol-name="diamond" chart:symbol-width="0.25cm" chart:symbol-height="0.25cm" chart:label-position="right"/>
    </style:style>
    <style:style style:name="ch11" style:family="chart">
      <style:chart-properties chart:solid-type="cuboid" chart:symbol-type="named-symbol" chart:symbol-name="diamond" chart:symbol-width="0.25cm" chart:symbol-height="0.25cm" chart:label-position="bottom"/>
    </style:style>
    <style:style style:name="ch12" style:family="chart">
      <style:graphic-properties draw:stroke="solid" svg:stroke-width="0.03cm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123cm" svg:height="6.351cm" chart:class="chart:scatter" chart:row-mapping="2" chart:style-name="ch1">
        <chart:plot-area chart:style-name="ch2" table:cell-range-address="Diagramm2.B1:Diagramm2.J3 Diagramm2.A3:Diagramm2.J3" chart:data-source-has-labels="both" svg:x="-0.073cm" svg:y="-0.001cm" svg:width="16.194cm" svg:height="6.351cm">
          <chart:axis chart:dimension="x" chart:name="primary-x" chart:style-name="ch3">
            <chart:title svg:x="6.336cm" svg:y="5.953cm" chart:style-name="ch4">
              <text:p>trace length [mio instructions]</text:p>
            </chart:title>
            <chart:categories table:cell-range-address="Diagramm2.B1:Diagramm2.J1"/>
          </chart:axis>
          <chart:axis chart:dimension="y" chart:name="primary-y" chart:style-name="ch5">
            <chart:title svg:x="0.015cm" svg:y="4.687cm" chart:style-name="ch6">
              <text:p>avg. slicing runtime [seconds]</text:p>
            </chart:title>
            <chart:grid chart:style-name="ch7" chart:class="major"/>
          </chart:axis>
          <chart:series chart:style-name="ch8" chart:values-cell-range-address="Diagramm2.B3:Diagramm2.J3" chart:label-cell-address="Diagramm2.A3:Diagramm2.A3" chart:class="chart:scatter">
            <chart:domain table:cell-range-address="Diagramm2.B2:Diagramm2.J2"/>
            <chart:data-point chart:repeated="2"/>
            <chart:data-point chart:style-name="ch9"/>
            <chart:data-point chart:repeated="2"/>
            <chart:data-point chart:style-name="ch10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agramm2.B1:Diagramm2.J1">antlr </text:p>
              </table:table-cell>
              <table:table-cell office:value-type="string">
                <text:p>bloat</text:p>
              </table:table-cell>
              <table:table-cell office:value-type="string">
                <text:p>fop</text:p>
              </table:table-cell>
              <table:table-cell office:value-type="string">
                <text:p>hsqldb</text:p>
              </table:table-cell>
              <table:table-cell office:value-type="string">
                <text:p>jython</text:p>
              </table:table-cell>
              <table:table-cell office:value-type="string">
                <text:p> luindex</text:p>
              </table:table-cell>
              <table:table-cell office:value-type="string">
                <text:p>lusearch</text:p>
              </table:table-cell>
              <table:table-cell office:value-type="string">
                <text:p>pmd</text:p>
              </table:table-cell>
              <table:table-cell office:value-type="string">
                <text:p>xalan</text:p>
              </table:table-cell>
            </table:table-row>
          </table:table-header-rows>
          <table:table-rows>
            <table:table-row>
              <table:table-cell office:value-type="string">
                <text:p text:id="">Zeile 2</text:p>
              </table:table-cell>
              <table:table-cell office:value-type="float" office:value="251">
                <text:p text:id="Diagramm2.B2:Diagramm2.J2">251</text:p>
              </table:table-cell>
              <table:table-cell office:value-type="float" office:value="314">
                <text:p>314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1709">
                <text:p>1709</text:p>
              </table:table-cell>
              <table:table-cell office:value-type="float" office:value="341">
                <text:p>341</text:p>
              </table:table-cell>
              <table:table-cell office:value-type="float" office:value="177">
                <text:p>17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 text:id="Diagramm2.A3:Diagramm2.A3">avg runtime</text:p>
              </table:table-cell>
              <table:table-cell office:value-type="float" office:value="384.421619047619">
                <text:p text:id="Diagramm2.B3:Diagramm2.J3">384.421619047619</text:p>
              </table:table-cell>
              <table:table-cell office:value-type="float" office:value="645.973909090909">
                <text:p>645.973909090909</text:p>
              </table:table-cell>
              <table:table-cell office:value-type="float" office:value="260.2018">
                <text:p>260.2018</text:p>
              </table:table-cell>
              <table:table-cell office:value-type="float" office:value="339.326681818182">
                <text:p>339.326681818182</text:p>
              </table:table-cell>
              <table:table-cell office:value-type="float" office:value="1725.748">
                <text:p>1725.748</text:p>
              </table:table-cell>
              <table:table-cell office:value-type="float" office:value="612.826777777778">
                <text:p>612.826777777778</text:p>
              </table:table-cell>
              <table:table-cell office:value-type="float" office:value="245.0239">
                <text:p>245.0239</text:p>
              </table:table-cell>
              <table:table-cell office:value-type="float" office:value="198.260459459459">
                <text:p>198.260459459459</text:p>
              </table:table-cell>
              <table:table-cell office:value-type="float" office:value="3133.7775">
                <text:p>3133.7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5$Build-935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